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_osc_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32)/32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32)/32)" table:style-name="ce1">
            <text:p>32065.84933</text:p>
          </table:table-cell>
          <table:table-cell table:style-name="ce1"/>
          <table:table-cell office:value-type="float" office:value="32066" table:formula="of:=ROUND([.A3];0)" table:style-name="ce1">
            <text:p>32066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066" table:formula="of:=MIN([.$C3]*(COLUMN()-6);32768)" table:style-name="ce1">
            <text:p>32066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32)/32)" table:style-name="ce1">
            <text:p>31378.7443</text:p>
          </table:table-cell>
          <table:table-cell table:style-name="ce1"/>
          <table:table-cell office:value-type="float" office:value="31379" table:formula="of:=ROUND([.A4];0)" table:style-name="ce1">
            <text:p>31379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1379" table:formula="of:=MIN([.$C4]*(COLUMN()-6);32768)" table:style-name="ce1">
            <text:p>31379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32)/32)" table:style-name="ce1">
            <text:p>30706.36252</text:p>
          </table:table-cell>
          <table:table-cell table:style-name="ce1"/>
          <table:table-cell office:value-type="float" office:value="30706" table:formula="of:=ROUND([.A5];0)" table:style-name="ce1">
            <text:p>30706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0706" table:formula="of:=MIN([.$C5]*(COLUMN()-6);32768)" table:style-name="ce1">
            <text:p>30706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32)/32)" table:style-name="ce1">
            <text:p>30048.38849</text:p>
          </table:table-cell>
          <table:table-cell table:style-name="ce1"/>
          <table:table-cell office:value-type="float" office:value="30048" table:formula="of:=ROUND([.A6];0)" table:style-name="ce1">
            <text:p>30048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0048" table:formula="of:=MIN([.$C6]*(COLUMN()-6);32768)" table:style-name="ce1">
            <text:p>3004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32)/32)" table:style-name="ce1">
            <text:p>29404.51348</text:p>
          </table:table-cell>
          <table:table-cell table:style-name="ce1"/>
          <table:table-cell office:value-type="float" office:value="29405" table:formula="of:=ROUND([.A7];0)" table:style-name="ce1">
            <text:p>2940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29405" table:formula="of:=MIN([.$C7]*(COLUMN()-6);32768)" table:style-name="ce1">
            <text:p>29405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32)/32)" table:style-name="ce1">
            <text:p>28774.4354</text:p>
          </table:table-cell>
          <table:table-cell table:style-name="ce1"/>
          <table:table-cell office:value-type="float" office:value="28774" table:formula="of:=ROUND([.A8];0)" table:style-name="ce1">
            <text:p>28774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28774" table:formula="of:=MIN([.$C8]*(COLUMN()-6);32768)" table:style-name="ce1">
            <text:p>28774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32)/32)" table:style-name="ce1">
            <text:p>28157.85858</text:p>
          </table:table-cell>
          <table:table-cell table:style-name="ce1"/>
          <table:table-cell office:value-type="float" office:value="28158" table:formula="of:=ROUND([.A9];0)" table:style-name="ce1">
            <text:p>2815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28158" table:formula="of:=MIN([.$C9]*(COLUMN()-6);32768)" table:style-name="ce1">
            <text:p>2815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32)/32)" table:style-name="ce1">
            <text:p>27554.49374</text:p>
          </table:table-cell>
          <table:table-cell table:style-name="ce1"/>
          <table:table-cell office:value-type="float" office:value="27554" table:formula="of:=ROUND([.A10];0)" table:style-name="ce1">
            <text:p>2755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27554" table:formula="of:=MIN([.$C10]*(COLUMN()-6);32768)" table:style-name="ce1">
            <text:p>27554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32)/32)" table:style-name="ce1">
            <text:p>26964.05775</text:p>
          </table:table-cell>
          <table:table-cell table:style-name="ce1"/>
          <table:table-cell office:value-type="float" office:value="26964" table:formula="of:=ROUND([.A11];0)" table:style-name="ce1">
            <text:p>26964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6964" table:formula="of:=MIN([.$C11]*(COLUMN()-6);32768)" table:style-name="ce1">
            <text:p>26964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32)/32)" table:style-name="ce1">
            <text:p>26386.2736</text:p>
          </table:table-cell>
          <table:table-cell table:style-name="ce1"/>
          <table:table-cell office:value-type="float" office:value="26386" table:formula="of:=ROUND([.A12];0)" table:style-name="ce1">
            <text:p>26386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6386" table:formula="of:=MIN([.$C12]*(COLUMN()-6);32768)" table:style-name="ce1">
            <text:p>26386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32)/32)" table:style-name="ce1">
            <text:p>25820.87017</text:p>
          </table:table-cell>
          <table:table-cell table:style-name="ce1"/>
          <table:table-cell office:value-type="float" office:value="25821" table:formula="of:=ROUND([.A13];0)" table:style-name="ce1">
            <text:p>25821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5821" table:formula="of:=MIN([.$C13]*(COLUMN()-6);32768)" table:style-name="ce1">
            <text:p>25821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32)/32)" table:style-name="ce1">
            <text:p>25267.58216</text:p>
          </table:table-cell>
          <table:table-cell table:style-name="ce1"/>
          <table:table-cell office:value-type="float" office:value="25268" table:formula="of:=ROUND([.A14];0)" table:style-name="ce1">
            <text:p>25268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5268" table:formula="of:=MIN([.$C14]*(COLUMN()-6);32768)" table:style-name="ce1">
            <text:p>252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32)/32)" table:style-name="ce1">
            <text:p>24726.14998</text:p>
          </table:table-cell>
          <table:table-cell table:style-name="ce1"/>
          <table:table-cell office:value-type="float" office:value="24726" table:formula="of:=ROUND([.A15];0)" table:style-name="ce1">
            <text:p>2472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4726" table:formula="of:=MIN([.$C15]*(COLUMN()-6);32768)" table:style-name="ce1">
            <text:p>24726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32)/32)" table:style-name="ce1">
            <text:p>24196.31958</text:p>
          </table:table-cell>
          <table:table-cell table:style-name="ce1"/>
          <table:table-cell office:value-type="float" office:value="24196" table:formula="of:=ROUND([.A16];0)" table:style-name="ce1">
            <text:p>24196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4196" table:formula="of:=MIN([.$C16]*(COLUMN()-6);32768)" table:style-name="ce1">
            <text:p>24196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32)/32)" table:style-name="ce1">
            <text:p>23677.84234</text:p>
          </table:table-cell>
          <table:table-cell table:style-name="ce1"/>
          <table:table-cell office:value-type="float" office:value="23678" table:formula="of:=ROUND([.A17];0)" table:style-name="ce1">
            <text:p>23678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3678" table:formula="of:=MIN([.$C17]*(COLUMN()-6);32768)" table:style-name="ce1">
            <text:p>2367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32)/32)" table:style-name="ce1">
            <text:p>23170.47501</text:p>
          </table:table-cell>
          <table:table-cell table:style-name="ce1"/>
          <table:table-cell office:value-type="float" office:value="23170" table:formula="of:=ROUND([.A18];0)" table:style-name="ce1">
            <text:p>23170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3170" table:formula="of:=MIN([.$C18]*(COLUMN()-6);32768)" table:style-name="ce1">
            <text:p>2317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32)/32)" table:style-name="ce1">
            <text:p>22673.97951</text:p>
          </table:table-cell>
          <table:table-cell table:style-name="ce1"/>
          <table:table-cell office:value-type="float" office:value="22674" table:formula="of:=ROUND([.A19];0)" table:style-name="ce1">
            <text:p>2267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2674" table:formula="of:=MIN([.$C19]*(COLUMN()-6);32768)" table:style-name="ce1">
            <text:p>22674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32)/32)" table:style-name="ce1">
            <text:p>22188.12288</text:p>
          </table:table-cell>
          <table:table-cell table:style-name="ce1"/>
          <table:table-cell office:value-type="float" office:value="22188" table:formula="of:=ROUND([.A20];0)" table:style-name="ce1">
            <text:p>22188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2188" table:formula="of:=MIN([.$C20]*(COLUMN()-6);32768)" table:style-name="ce1">
            <text:p>2218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32)/32)" table:style-name="ce1">
            <text:p>21712.67716</text:p>
          </table:table-cell>
          <table:table-cell table:style-name="ce1"/>
          <table:table-cell office:value-type="float" office:value="21713" table:formula="of:=ROUND([.A21];0)" table:style-name="ce1">
            <text:p>21713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1713" table:formula="of:=MIN([.$C21]*(COLUMN()-6);32768)" table:style-name="ce1">
            <text:p>21713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32)/32)" table:style-name="ce1">
            <text:p>21247.41926</text:p>
          </table:table-cell>
          <table:table-cell table:style-name="ce1"/>
          <table:table-cell office:value-type="float" office:value="21247" table:formula="of:=ROUND([.A22];0)" table:style-name="ce1">
            <text:p>2124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1247" table:formula="of:=MIN([.$C22]*(COLUMN()-6);32768)" table:style-name="ce1">
            <text:p>21247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32)/32)" table:style-name="ce1">
            <text:p>20792.13088</text:p>
          </table:table-cell>
          <table:table-cell table:style-name="ce1"/>
          <table:table-cell office:value-type="float" office:value="20792" table:formula="of:=ROUND([.A23];0)" table:style-name="ce1">
            <text:p>2079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0792" table:formula="of:=MIN([.$C23]*(COLUMN()-6);32768)" table:style-name="ce1">
            <text:p>2079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32)/32)" table:style-name="ce1">
            <text:p>20346.59839</text:p>
          </table:table-cell>
          <table:table-cell table:style-name="ce1"/>
          <table:table-cell office:value-type="float" office:value="20347" table:formula="of:=ROUND([.A24];0)" table:style-name="ce1">
            <text:p>20347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0347" table:formula="of:=MIN([.$C24]*(COLUMN()-6);32768)" table:style-name="ce1">
            <text:p>20347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32)/32)" table:style-name="ce1">
            <text:p>19910.61275</text:p>
          </table:table-cell>
          <table:table-cell table:style-name="ce1"/>
          <table:table-cell office:value-type="float" office:value="19911" table:formula="of:=ROUND([.A25];0)" table:style-name="ce1">
            <text:p>1991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19911" table:formula="of:=MIN([.$C25]*(COLUMN()-6);32768)" table:style-name="ce1">
            <text:p>19911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32)/32)" table:style-name="ce1">
            <text:p>19483.96937</text:p>
          </table:table-cell>
          <table:table-cell table:style-name="ce1"/>
          <table:table-cell office:value-type="float" office:value="19484" table:formula="of:=ROUND([.A26];0)" table:style-name="ce1">
            <text:p>1948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19484" table:formula="of:=MIN([.$C26]*(COLUMN()-6);32768)" table:style-name="ce1">
            <text:p>19484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32)/32)" table:style-name="ce1">
            <text:p>19066.46809</text:p>
          </table:table-cell>
          <table:table-cell table:style-name="ce1"/>
          <table:table-cell office:value-type="float" office:value="19066" table:formula="of:=ROUND([.A27];0)" table:style-name="ce1">
            <text:p>19066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19066" table:formula="of:=MIN([.$C27]*(COLUMN()-6);32768)" table:style-name="ce1">
            <text:p>19066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32)/32)" table:style-name="ce1">
            <text:p>18657.91299</text:p>
          </table:table-cell>
          <table:table-cell table:style-name="ce1"/>
          <table:table-cell office:value-type="float" office:value="18658" table:formula="of:=ROUND([.A28];0)" table:style-name="ce1">
            <text:p>18658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18658" table:formula="of:=MIN([.$C28]*(COLUMN()-6);32768)" table:style-name="ce1">
            <text:p>1865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32)/32)" table:style-name="ce1">
            <text:p>18258.11239</text:p>
          </table:table-cell>
          <table:table-cell table:style-name="ce1"/>
          <table:table-cell office:value-type="float" office:value="18258" table:formula="of:=ROUND([.A29];0)" table:style-name="ce1">
            <text:p>18258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18258" table:formula="of:=MIN([.$C29]*(COLUMN()-6);32768)" table:style-name="ce1">
            <text:p>1825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32)/32)" table:style-name="ce1">
            <text:p>17866.87869</text:p>
          </table:table-cell>
          <table:table-cell table:style-name="ce1"/>
          <table:table-cell office:value-type="float" office:value="17867" table:formula="of:=ROUND([.A30];0)" table:style-name="ce1">
            <text:p>17867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17867" table:formula="of:=MIN([.$C30]*(COLUMN()-6);32768)" table:style-name="ce1">
            <text:p>17867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32)/32)" table:style-name="ce1">
            <text:p>17484.02832</text:p>
          </table:table-cell>
          <table:table-cell table:style-name="ce1"/>
          <table:table-cell office:value-type="float" office:value="17484" table:formula="of:=ROUND([.A31];0)" table:style-name="ce1">
            <text:p>174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17484" table:formula="of:=MIN([.$C31]*(COLUMN()-6);32768)" table:style-name="ce1">
            <text:p>17484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32)/32)" table:style-name="ce1">
            <text:p>17109.38165</text:p>
          </table:table-cell>
          <table:table-cell table:style-name="ce1"/>
          <table:table-cell office:value-type="float" office:value="17109" table:formula="of:=ROUND([.A32];0)" table:style-name="ce1">
            <text:p>171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17109" table:formula="of:=MIN([.$C32]*(COLUMN()-6);32768)" table:style-name="ce1">
            <text:p>17109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32)/32)" table:style-name="ce1">
            <text:p>16742.76288</text:p>
          </table:table-cell>
          <table:table-cell table:style-name="ce1"/>
          <table:table-cell office:value-type="float" office:value="16743" table:formula="of:=ROUND([.A33];0)" table:style-name="ce1">
            <text:p>1674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16743" table:formula="of:=MIN([.$C33]*(COLUMN()-6);32768)" table:style-name="ce1">
            <text:p>1674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32)/32)" table:style-name="ce1">
            <text:p>16384</text:p>
          </table:table-cell>
          <table:table-cell table:style-name="ce1"/>
          <table:table-cell office:value-type="float" office:value="16384" table:formula="of:=ROUND([.A34];0)" table:style-name="ce1">
            <text:p>16384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16384" table:formula="of:=MIN([.$C34]*(COLUMN()-6);32768)" table:style-name="ce1">
            <text:p>16384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32)/32)" table:style-name="ce1">
            <text:p>16032.92467</text:p>
          </table:table-cell>
          <table:table-cell table:style-name="ce1"/>
          <table:table-cell office:value-type="float" office:value="16033" table:formula="of:=ROUND([.A35];0)" table:style-name="ce1">
            <text:p>1603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16033" table:formula="of:=MIN([.$C35]*(COLUMN()-6);32768)" table:style-name="ce1">
            <text:p>16033</text:p>
          </table:table-cell>
          <table:table-cell office:value-type="float" office:value="32066" table:formula="of:=MIN([.$C35]*(COLUMN()-6);32768)" table:style-name="ce1">
            <text:p>32066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32)/32)" table:style-name="ce1">
            <text:p>15689.37215</text:p>
          </table:table-cell>
          <table:table-cell table:style-name="ce1"/>
          <table:table-cell office:value-type="float" office:value="15689" table:formula="of:=ROUND([.A36];0)" table:style-name="ce1">
            <text:p>15689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15689" table:formula="of:=MIN([.$C36]*(COLUMN()-6);32768)" table:style-name="ce1">
            <text:p>15689</text:p>
          </table:table-cell>
          <table:table-cell office:value-type="float" office:value="31378" table:formula="of:=MIN([.$C36]*(COLUMN()-6);32768)" table:style-name="ce1">
            <text:p>3137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32)/32)" table:style-name="ce1">
            <text:p>15353.18126</text:p>
          </table:table-cell>
          <table:table-cell table:style-name="ce1"/>
          <table:table-cell office:value-type="float" office:value="15353" table:formula="of:=ROUND([.A37];0)" table:style-name="ce1">
            <text:p>15353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15353" table:formula="of:=MIN([.$C37]*(COLUMN()-6);32768)" table:style-name="ce1">
            <text:p>15353</text:p>
          </table:table-cell>
          <table:table-cell office:value-type="float" office:value="30706" table:formula="of:=MIN([.$C37]*(COLUMN()-6);32768)" table:style-name="ce1">
            <text:p>30706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32)/32)" table:style-name="ce1">
            <text:p>15024.19424</text:p>
          </table:table-cell>
          <table:table-cell table:style-name="ce1"/>
          <table:table-cell office:value-type="float" office:value="15024" table:formula="of:=ROUND([.A38];0)" table:style-name="ce1">
            <text:p>1502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15024" table:formula="of:=MIN([.$C38]*(COLUMN()-6);32768)" table:style-name="ce1">
            <text:p>15024</text:p>
          </table:table-cell>
          <table:table-cell office:value-type="float" office:value="30048" table:formula="of:=MIN([.$C38]*(COLUMN()-6);32768)" table:style-name="ce1">
            <text:p>3004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32)/32)" table:style-name="ce1">
            <text:p>14702.25674</text:p>
          </table:table-cell>
          <table:table-cell table:style-name="ce1"/>
          <table:table-cell office:value-type="float" office:value="14702" table:formula="of:=ROUND([.A39];0)" table:style-name="ce1">
            <text:p>14702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14702" table:formula="of:=MIN([.$C39]*(COLUMN()-6);32768)" table:style-name="ce1">
            <text:p>14702</text:p>
          </table:table-cell>
          <table:table-cell office:value-type="float" office:value="29404" table:formula="of:=MIN([.$C39]*(COLUMN()-6);32768)" table:style-name="ce1">
            <text:p>29404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32)/32)" table:style-name="ce1">
            <text:p>14387.2177</text:p>
          </table:table-cell>
          <table:table-cell table:style-name="ce1"/>
          <table:table-cell office:value-type="float" office:value="14387" table:formula="of:=ROUND([.A40];0)" table:style-name="ce1">
            <text:p>1438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14387" table:formula="of:=MIN([.$C40]*(COLUMN()-6);32768)" table:style-name="ce1">
            <text:p>14387</text:p>
          </table:table-cell>
          <table:table-cell office:value-type="float" office:value="28774" table:formula="of:=MIN([.$C40]*(COLUMN()-6);32768)" table:style-name="ce1">
            <text:p>28774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32)/32)" table:style-name="ce1">
            <text:p>14078.92929</text:p>
          </table:table-cell>
          <table:table-cell table:style-name="ce1"/>
          <table:table-cell office:value-type="float" office:value="14079" table:formula="of:=ROUND([.A41];0)" table:style-name="ce1">
            <text:p>140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14079" table:formula="of:=MIN([.$C41]*(COLUMN()-6);32768)" table:style-name="ce1">
            <text:p>14079</text:p>
          </table:table-cell>
          <table:table-cell office:value-type="float" office:value="28158" table:formula="of:=MIN([.$C41]*(COLUMN()-6);32768)" table:style-name="ce1">
            <text:p>2815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32)/32)" table:style-name="ce1">
            <text:p>13777.24687</text:p>
          </table:table-cell>
          <table:table-cell table:style-name="ce1"/>
          <table:table-cell office:value-type="float" office:value="13777" table:formula="of:=ROUND([.A42];0)" table:style-name="ce1">
            <text:p>1377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13777" table:formula="of:=MIN([.$C42]*(COLUMN()-6);32768)" table:style-name="ce1">
            <text:p>13777</text:p>
          </table:table-cell>
          <table:table-cell office:value-type="float" office:value="27554" table:formula="of:=MIN([.$C42]*(COLUMN()-6);32768)" table:style-name="ce1">
            <text:p>27554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32)/32)" table:style-name="ce1">
            <text:p>13482.02888</text:p>
          </table:table-cell>
          <table:table-cell table:style-name="ce1"/>
          <table:table-cell office:value-type="float" office:value="13482" table:formula="of:=ROUND([.A43];0)" table:style-name="ce1">
            <text:p>13482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13482" table:formula="of:=MIN([.$C43]*(COLUMN()-6);32768)" table:style-name="ce1">
            <text:p>13482</text:p>
          </table:table-cell>
          <table:table-cell office:value-type="float" office:value="26964" table:formula="of:=MIN([.$C43]*(COLUMN()-6);32768)" table:style-name="ce1">
            <text:p>26964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32)/32)" table:style-name="ce1">
            <text:p>13193.1368</text:p>
          </table:table-cell>
          <table:table-cell table:style-name="ce1"/>
          <table:table-cell office:value-type="float" office:value="13193" table:formula="of:=ROUND([.A44];0)" table:style-name="ce1">
            <text:p>13193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13193" table:formula="of:=MIN([.$C44]*(COLUMN()-6);32768)" table:style-name="ce1">
            <text:p>13193</text:p>
          </table:table-cell>
          <table:table-cell office:value-type="float" office:value="26386" table:formula="of:=MIN([.$C44]*(COLUMN()-6);32768)" table:style-name="ce1">
            <text:p>26386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32)/32)" table:style-name="ce1">
            <text:p>12910.43508</text:p>
          </table:table-cell>
          <table:table-cell table:style-name="ce1"/>
          <table:table-cell office:value-type="float" office:value="12910" table:formula="of:=ROUND([.A45];0)" table:style-name="ce1">
            <text:p>12910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12910" table:formula="of:=MIN([.$C45]*(COLUMN()-6);32768)" table:style-name="ce1">
            <text:p>12910</text:p>
          </table:table-cell>
          <table:table-cell office:value-type="float" office:value="25820" table:formula="of:=MIN([.$C45]*(COLUMN()-6);32768)" table:style-name="ce1">
            <text:p>2582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32)/32)" table:style-name="ce1">
            <text:p>12633.79108</text:p>
          </table:table-cell>
          <table:table-cell table:style-name="ce1"/>
          <table:table-cell office:value-type="float" office:value="12634" table:formula="of:=ROUND([.A46];0)" table:style-name="ce1">
            <text:p>12634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12634" table:formula="of:=MIN([.$C46]*(COLUMN()-6);32768)" table:style-name="ce1">
            <text:p>12634</text:p>
          </table:table-cell>
          <table:table-cell office:value-type="float" office:value="25268" table:formula="of:=MIN([.$C46]*(COLUMN()-6);32768)" table:style-name="ce1">
            <text:p>252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32)/32)" table:style-name="ce1">
            <text:p>12363.07499</text:p>
          </table:table-cell>
          <table:table-cell table:style-name="ce1"/>
          <table:table-cell office:value-type="float" office:value="12363" table:formula="of:=ROUND([.A47];0)" table:style-name="ce1">
            <text:p>12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12363" table:formula="of:=MIN([.$C47]*(COLUMN()-6);32768)" table:style-name="ce1">
            <text:p>12363</text:p>
          </table:table-cell>
          <table:table-cell office:value-type="float" office:value="24726" table:formula="of:=MIN([.$C47]*(COLUMN()-6);32768)" table:style-name="ce1">
            <text:p>24726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32)/32)" table:style-name="ce1">
            <text:p>12098.15979</text:p>
          </table:table-cell>
          <table:table-cell table:style-name="ce1"/>
          <table:table-cell office:value-type="float" office:value="12098" table:formula="of:=ROUND([.A48];0)" table:style-name="ce1">
            <text:p>1209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2098" table:formula="of:=MIN([.$C48]*(COLUMN()-6);32768)" table:style-name="ce1">
            <text:p>12098</text:p>
          </table:table-cell>
          <table:table-cell office:value-type="float" office:value="24196" table:formula="of:=MIN([.$C48]*(COLUMN()-6);32768)" table:style-name="ce1">
            <text:p>24196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32)/32)" table:style-name="ce1">
            <text:p>11838.92117</text:p>
          </table:table-cell>
          <table:table-cell table:style-name="ce1"/>
          <table:table-cell office:value-type="float" office:value="11839" table:formula="of:=ROUND([.A49];0)" table:style-name="ce1">
            <text:p>11839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1839" table:formula="of:=MIN([.$C49]*(COLUMN()-6);32768)" table:style-name="ce1">
            <text:p>11839</text:p>
          </table:table-cell>
          <table:table-cell office:value-type="float" office:value="23678" table:formula="of:=MIN([.$C49]*(COLUMN()-6);32768)" table:style-name="ce1">
            <text:p>2367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32)/32)" table:style-name="ce1">
            <text:p>11585.2375</text:p>
          </table:table-cell>
          <table:table-cell table:style-name="ce1"/>
          <table:table-cell office:value-type="float" office:value="11585" table:formula="of:=ROUND([.A50];0)" table:style-name="ce1">
            <text:p>1158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1585" table:formula="of:=MIN([.$C50]*(COLUMN()-6);32768)" table:style-name="ce1">
            <text:p>11585</text:p>
          </table:table-cell>
          <table:table-cell office:value-type="float" office:value="23170" table:formula="of:=MIN([.$C50]*(COLUMN()-6);32768)" table:style-name="ce1">
            <text:p>2317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32)/32)" table:style-name="ce1">
            <text:p>11336.98975</text:p>
          </table:table-cell>
          <table:table-cell table:style-name="ce1"/>
          <table:table-cell office:value-type="float" office:value="11337" table:formula="of:=ROUND([.A51];0)" table:style-name="ce1">
            <text:p>113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1337" table:formula="of:=MIN([.$C51]*(COLUMN()-6);32768)" table:style-name="ce1">
            <text:p>11337</text:p>
          </table:table-cell>
          <table:table-cell office:value-type="float" office:value="22674" table:formula="of:=MIN([.$C51]*(COLUMN()-6);32768)" table:style-name="ce1">
            <text:p>226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32)/32)" table:style-name="ce1">
            <text:p>11094.06144</text:p>
          </table:table-cell>
          <table:table-cell table:style-name="ce1"/>
          <table:table-cell office:value-type="float" office:value="11094" table:formula="of:=ROUND([.A52];0)" table:style-name="ce1">
            <text:p>11094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1094" table:formula="of:=MIN([.$C52]*(COLUMN()-6);32768)" table:style-name="ce1">
            <text:p>11094</text:p>
          </table:table-cell>
          <table:table-cell office:value-type="float" office:value="22188" table:formula="of:=MIN([.$C52]*(COLUMN()-6);32768)" table:style-name="ce1">
            <text:p>2218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32)/32)" table:style-name="ce1">
            <text:p>10856.33858</text:p>
          </table:table-cell>
          <table:table-cell table:style-name="ce1"/>
          <table:table-cell office:value-type="float" office:value="10856" table:formula="of:=ROUND([.A53];0)" table:style-name="ce1">
            <text:p>10856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0856" table:formula="of:=MIN([.$C53]*(COLUMN()-6);32768)" table:style-name="ce1">
            <text:p>10856</text:p>
          </table:table-cell>
          <table:table-cell office:value-type="float" office:value="21712" table:formula="of:=MIN([.$C53]*(COLUMN()-6);32768)" table:style-name="ce1">
            <text:p>21712</text:p>
          </table:table-cell>
          <table:table-cell office:value-type="float" office:value="32568" table:formula="of:=MIN([.$C53]*(COLUMN()-6);32768)" table:style-name="ce1">
            <text:p>325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32)/32)" table:style-name="ce1">
            <text:p>10623.70963</text:p>
          </table:table-cell>
          <table:table-cell table:style-name="ce1"/>
          <table:table-cell office:value-type="float" office:value="10624" table:formula="of:=ROUND([.A54];0)" table:style-name="ce1">
            <text:p>1062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0624" table:formula="of:=MIN([.$C54]*(COLUMN()-6);32768)" table:style-name="ce1">
            <text:p>10624</text:p>
          </table:table-cell>
          <table:table-cell office:value-type="float" office:value="21248" table:formula="of:=MIN([.$C54]*(COLUMN()-6);32768)" table:style-name="ce1">
            <text:p>21248</text:p>
          </table:table-cell>
          <table:table-cell office:value-type="float" office:value="31872" table:formula="of:=MIN([.$C54]*(COLUMN()-6);32768)" table:style-name="ce1">
            <text:p>31872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32)/32)" table:style-name="ce1">
            <text:p>10396.06544</text:p>
          </table:table-cell>
          <table:table-cell table:style-name="ce1"/>
          <table:table-cell office:value-type="float" office:value="10396" table:formula="of:=ROUND([.A55];0)" table:style-name="ce1">
            <text:p>10396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0396" table:formula="of:=MIN([.$C55]*(COLUMN()-6);32768)" table:style-name="ce1">
            <text:p>10396</text:p>
          </table:table-cell>
          <table:table-cell office:value-type="float" office:value="20792" table:formula="of:=MIN([.$C55]*(COLUMN()-6);32768)" table:style-name="ce1">
            <text:p>20792</text:p>
          </table:table-cell>
          <table:table-cell office:value-type="float" office:value="31188" table:formula="of:=MIN([.$C55]*(COLUMN()-6);32768)" table:style-name="ce1">
            <text:p>3118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32)/32)" table:style-name="ce1">
            <text:p>10173.2992</text:p>
          </table:table-cell>
          <table:table-cell table:style-name="ce1"/>
          <table:table-cell office:value-type="float" office:value="10173" table:formula="of:=ROUND([.A56];0)" table:style-name="ce1">
            <text:p>10173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0173" table:formula="of:=MIN([.$C56]*(COLUMN()-6);32768)" table:style-name="ce1">
            <text:p>10173</text:p>
          </table:table-cell>
          <table:table-cell office:value-type="float" office:value="20346" table:formula="of:=MIN([.$C56]*(COLUMN()-6);32768)" table:style-name="ce1">
            <text:p>20346</text:p>
          </table:table-cell>
          <table:table-cell office:value-type="float" office:value="30519" table:formula="of:=MIN([.$C56]*(COLUMN()-6);32768)" table:style-name="ce1">
            <text:p>30519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32)/32)" table:style-name="ce1">
            <text:p>9955.306373</text:p>
          </table:table-cell>
          <table:table-cell table:style-name="ce1"/>
          <table:table-cell office:value-type="float" office:value="9955" table:formula="of:=ROUND([.A57];0)" table:style-name="ce1">
            <text:p>99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9955" table:formula="of:=MIN([.$C57]*(COLUMN()-6);32768)" table:style-name="ce1">
            <text:p>9955</text:p>
          </table:table-cell>
          <table:table-cell office:value-type="float" office:value="19910" table:formula="of:=MIN([.$C57]*(COLUMN()-6);32768)" table:style-name="ce1">
            <text:p>19910</text:p>
          </table:table-cell>
          <table:table-cell office:value-type="float" office:value="29865" table:formula="of:=MIN([.$C57]*(COLUMN()-6);32768)" table:style-name="ce1">
            <text:p>29865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32)/32)" table:style-name="ce1">
            <text:p>9741.984686</text:p>
          </table:table-cell>
          <table:table-cell table:style-name="ce1"/>
          <table:table-cell office:value-type="float" office:value="9742" table:formula="of:=ROUND([.A58];0)" table:style-name="ce1">
            <text:p>9742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9742" table:formula="of:=MIN([.$C58]*(COLUMN()-6);32768)" table:style-name="ce1">
            <text:p>9742</text:p>
          </table:table-cell>
          <table:table-cell office:value-type="float" office:value="19484" table:formula="of:=MIN([.$C58]*(COLUMN()-6);32768)" table:style-name="ce1">
            <text:p>19484</text:p>
          </table:table-cell>
          <table:table-cell office:value-type="float" office:value="29226" table:formula="of:=MIN([.$C58]*(COLUMN()-6);32768)" table:style-name="ce1">
            <text:p>29226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32)/32)" table:style-name="ce1">
            <text:p>9533.234043</text:p>
          </table:table-cell>
          <table:table-cell table:style-name="ce1"/>
          <table:table-cell office:value-type="float" office:value="9533" table:formula="of:=ROUND([.A59];0)" table:style-name="ce1">
            <text:p>9533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9533" table:formula="of:=MIN([.$C59]*(COLUMN()-6);32768)" table:style-name="ce1">
            <text:p>9533</text:p>
          </table:table-cell>
          <table:table-cell office:value-type="float" office:value="19066" table:formula="of:=MIN([.$C59]*(COLUMN()-6);32768)" table:style-name="ce1">
            <text:p>19066</text:p>
          </table:table-cell>
          <table:table-cell office:value-type="float" office:value="28599" table:formula="of:=MIN([.$C59]*(COLUMN()-6);32768)" table:style-name="ce1">
            <text:p>28599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32)/32)" table:style-name="ce1">
            <text:p>9328.956496</text:p>
          </table:table-cell>
          <table:table-cell table:style-name="ce1"/>
          <table:table-cell office:value-type="float" office:value="9329" table:formula="of:=ROUND([.A60];0)" table:style-name="ce1">
            <text:p>9329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9329" table:formula="of:=MIN([.$C60]*(COLUMN()-6);32768)" table:style-name="ce1">
            <text:p>9329</text:p>
          </table:table-cell>
          <table:table-cell office:value-type="float" office:value="18658" table:formula="of:=MIN([.$C60]*(COLUMN()-6);32768)" table:style-name="ce1">
            <text:p>18658</text:p>
          </table:table-cell>
          <table:table-cell office:value-type="float" office:value="27987" table:formula="of:=MIN([.$C60]*(COLUMN()-6);32768)" table:style-name="ce1">
            <text:p>27987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32)/32)" table:style-name="ce1">
            <text:p>9129.056195</text:p>
          </table:table-cell>
          <table:table-cell table:style-name="ce1"/>
          <table:table-cell office:value-type="float" office:value="9129" table:formula="of:=ROUND([.A61];0)" table:style-name="ce1">
            <text:p>9129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9129" table:formula="of:=MIN([.$C61]*(COLUMN()-6);32768)" table:style-name="ce1">
            <text:p>9129</text:p>
          </table:table-cell>
          <table:table-cell office:value-type="float" office:value="18258" table:formula="of:=MIN([.$C61]*(COLUMN()-6);32768)" table:style-name="ce1">
            <text:p>18258</text:p>
          </table:table-cell>
          <table:table-cell office:value-type="float" office:value="27387" table:formula="of:=MIN([.$C61]*(COLUMN()-6);32768)" table:style-name="ce1">
            <text:p>27387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32)/32)" table:style-name="ce1">
            <text:p>8933.439346</text:p>
          </table:table-cell>
          <table:table-cell table:style-name="ce1"/>
          <table:table-cell office:value-type="float" office:value="8933" table:formula="of:=ROUND([.A62];0)" table:style-name="ce1">
            <text:p>8933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8933" table:formula="of:=MIN([.$C62]*(COLUMN()-6);32768)" table:style-name="ce1">
            <text:p>8933</text:p>
          </table:table-cell>
          <table:table-cell office:value-type="float" office:value="17866" table:formula="of:=MIN([.$C62]*(COLUMN()-6);32768)" table:style-name="ce1">
            <text:p>17866</text:p>
          </table:table-cell>
          <table:table-cell office:value-type="float" office:value="26799" table:formula="of:=MIN([.$C62]*(COLUMN()-6);32768)" table:style-name="ce1">
            <text:p>2679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32)/32)" table:style-name="ce1">
            <text:p>8742.014162</text:p>
          </table:table-cell>
          <table:table-cell table:style-name="ce1"/>
          <table:table-cell office:value-type="float" office:value="8742" table:formula="of:=ROUND([.A63];0)" table:style-name="ce1">
            <text:p>8742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8742" table:formula="of:=MIN([.$C63]*(COLUMN()-6);32768)" table:style-name="ce1">
            <text:p>8742</text:p>
          </table:table-cell>
          <table:table-cell office:value-type="float" office:value="17484" table:formula="of:=MIN([.$C63]*(COLUMN()-6);32768)" table:style-name="ce1">
            <text:p>17484</text:p>
          </table:table-cell>
          <table:table-cell office:value-type="float" office:value="26226" table:formula="of:=MIN([.$C63]*(COLUMN()-6);32768)" table:style-name="ce1">
            <text:p>26226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32)/32)" table:style-name="ce1">
            <text:p>8554.690826</text:p>
          </table:table-cell>
          <table:table-cell table:style-name="ce1"/>
          <table:table-cell office:value-type="float" office:value="8555" table:formula="of:=ROUND([.A64];0)" table:style-name="ce1">
            <text:p>8555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8555" table:formula="of:=MIN([.$C64]*(COLUMN()-6);32768)" table:style-name="ce1">
            <text:p>8555</text:p>
          </table:table-cell>
          <table:table-cell office:value-type="float" office:value="17110" table:formula="of:=MIN([.$C64]*(COLUMN()-6);32768)" table:style-name="ce1">
            <text:p>17110</text:p>
          </table:table-cell>
          <table:table-cell office:value-type="float" office:value="25665" table:formula="of:=MIN([.$C64]*(COLUMN()-6);32768)" table:style-name="ce1">
            <text:p>25665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32)/32)" table:style-name="ce1">
            <text:p>8371.381442</text:p>
          </table:table-cell>
          <table:table-cell table:style-name="ce1"/>
          <table:table-cell office:value-type="float" office:value="8371" table:formula="of:=ROUND([.A65];0)" table:style-name="ce1">
            <text:p>83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8371" table:formula="of:=MIN([.$C65]*(COLUMN()-6);32768)" table:style-name="ce1">
            <text:p>8371</text:p>
          </table:table-cell>
          <table:table-cell office:value-type="float" office:value="16742" table:formula="of:=MIN([.$C65]*(COLUMN()-6);32768)" table:style-name="ce1">
            <text:p>16742</text:p>
          </table:table-cell>
          <table:table-cell office:value-type="float" office:value="25113" table:formula="of:=MIN([.$C65]*(COLUMN()-6);32768)" table:style-name="ce1">
            <text:p>25113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32)/32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8192" table:formula="of:=MIN([.$C66]*(COLUMN()-6);32768)" table:style-name="ce1">
            <text:p>8192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24576" table:formula="of:=MIN([.$C66]*(COLUMN()-6);32768)" table:style-name="ce1">
            <text:p>24576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32)/32)" table:style-name="ce1">
            <text:p>8016.462333</text:p>
          </table:table-cell>
          <table:table-cell table:style-name="ce1"/>
          <table:table-cell office:value-type="float" office:value="8016" table:formula="of:=ROUND([.A67];0)" table:style-name="ce1">
            <text:p>8016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8016" table:formula="of:=MIN([.$C67]*(COLUMN()-6);32768)" table:style-name="ce1">
            <text:p>8016</text:p>
          </table:table-cell>
          <table:table-cell office:value-type="float" office:value="16032" table:formula="of:=MIN([.$C67]*(COLUMN()-6);32768)" table:style-name="ce1">
            <text:p>16032</text:p>
          </table:table-cell>
          <table:table-cell office:value-type="float" office:value="24048" table:formula="of:=MIN([.$C67]*(COLUMN()-6);32768)" table:style-name="ce1">
            <text:p>24048</text:p>
          </table:table-cell>
          <table:table-cell office:value-type="float" office:value="32064" table:formula="of:=MIN([.$C67]*(COLUMN()-6);32768)" table:style-name="ce1">
            <text:p>32064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32)/32)" table:style-name="ce1">
            <text:p>7844.686075</text:p>
          </table:table-cell>
          <table:table-cell table:style-name="ce1"/>
          <table:table-cell office:value-type="float" office:value="7845" table:formula="of:=ROUND([.A68];0)" table:style-name="ce1">
            <text:p>7845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7845" table:formula="of:=MIN([.$C68]*(COLUMN()-6);32768)" table:style-name="ce1">
            <text:p>7845</text:p>
          </table:table-cell>
          <table:table-cell office:value-type="float" office:value="15690" table:formula="of:=MIN([.$C68]*(COLUMN()-6);32768)" table:style-name="ce1">
            <text:p>15690</text:p>
          </table:table-cell>
          <table:table-cell office:value-type="float" office:value="23535" table:formula="of:=MIN([.$C68]*(COLUMN()-6);32768)" table:style-name="ce1">
            <text:p>23535</text:p>
          </table:table-cell>
          <table:table-cell office:value-type="float" office:value="31380" table:formula="of:=MIN([.$C68]*(COLUMN()-6);32768)" table:style-name="ce1">
            <text:p>3138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32)/32)" table:style-name="ce1">
            <text:p>7676.590629</text:p>
          </table:table-cell>
          <table:table-cell table:style-name="ce1"/>
          <table:table-cell office:value-type="float" office:value="7677" table:formula="of:=ROUND([.A69];0)" table:style-name="ce1">
            <text:p>7677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7677" table:formula="of:=MIN([.$C69]*(COLUMN()-6);32768)" table:style-name="ce1">
            <text:p>7677</text:p>
          </table:table-cell>
          <table:table-cell office:value-type="float" office:value="15354" table:formula="of:=MIN([.$C69]*(COLUMN()-6);32768)" table:style-name="ce1">
            <text:p>15354</text:p>
          </table:table-cell>
          <table:table-cell office:value-type="float" office:value="23031" table:formula="of:=MIN([.$C69]*(COLUMN()-6);32768)" table:style-name="ce1">
            <text:p>23031</text:p>
          </table:table-cell>
          <table:table-cell office:value-type="float" office:value="30708" table:formula="of:=MIN([.$C69]*(COLUMN()-6);32768)" table:style-name="ce1">
            <text:p>3070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32)/32)" table:style-name="ce1">
            <text:p>7512.097122</text:p>
          </table:table-cell>
          <table:table-cell table:style-name="ce1"/>
          <table:table-cell office:value-type="float" office:value="7512" table:formula="of:=ROUND([.A70];0)" table:style-name="ce1">
            <text:p>751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7512" table:formula="of:=MIN([.$C70]*(COLUMN()-6);32768)" table:style-name="ce1">
            <text:p>7512</text:p>
          </table:table-cell>
          <table:table-cell office:value-type="float" office:value="15024" table:formula="of:=MIN([.$C70]*(COLUMN()-6);32768)" table:style-name="ce1">
            <text:p>15024</text:p>
          </table:table-cell>
          <table:table-cell office:value-type="float" office:value="22536" table:formula="of:=MIN([.$C70]*(COLUMN()-6);32768)" table:style-name="ce1">
            <text:p>22536</text:p>
          </table:table-cell>
          <table:table-cell office:value-type="float" office:value="30048" table:formula="of:=MIN([.$C70]*(COLUMN()-6);32768)" table:style-name="ce1">
            <text:p>3004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32)/32)" table:style-name="ce1">
            <text:p>7351.128371</text:p>
          </table:table-cell>
          <table:table-cell table:style-name="ce1"/>
          <table:table-cell office:value-type="float" office:value="7351" table:formula="of:=ROUND([.A71];0)" table:style-name="ce1">
            <text:p>7351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7351" table:formula="of:=MIN([.$C71]*(COLUMN()-6);32768)" table:style-name="ce1">
            <text:p>7351</text:p>
          </table:table-cell>
          <table:table-cell office:value-type="float" office:value="14702" table:formula="of:=MIN([.$C71]*(COLUMN()-6);32768)" table:style-name="ce1">
            <text:p>14702</text:p>
          </table:table-cell>
          <table:table-cell office:value-type="float" office:value="22053" table:formula="of:=MIN([.$C71]*(COLUMN()-6);32768)" table:style-name="ce1">
            <text:p>22053</text:p>
          </table:table-cell>
          <table:table-cell office:value-type="float" office:value="29404" table:formula="of:=MIN([.$C71]*(COLUMN()-6);32768)" table:style-name="ce1">
            <text:p>29404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32)/32)" table:style-name="ce1">
            <text:p>7193.608849</text:p>
          </table:table-cell>
          <table:table-cell table:style-name="ce1"/>
          <table:table-cell office:value-type="float" office:value="7194" table:formula="of:=ROUND([.A72];0)" table:style-name="ce1">
            <text:p>7194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7194" table:formula="of:=MIN([.$C72]*(COLUMN()-6);32768)" table:style-name="ce1">
            <text:p>7194</text:p>
          </table:table-cell>
          <table:table-cell office:value-type="float" office:value="14388" table:formula="of:=MIN([.$C72]*(COLUMN()-6);32768)" table:style-name="ce1">
            <text:p>14388</text:p>
          </table:table-cell>
          <table:table-cell office:value-type="float" office:value="21582" table:formula="of:=MIN([.$C72]*(COLUMN()-6);32768)" table:style-name="ce1">
            <text:p>21582</text:p>
          </table:table-cell>
          <table:table-cell office:value-type="float" office:value="28776" table:formula="of:=MIN([.$C72]*(COLUMN()-6);32768)" table:style-name="ce1">
            <text:p>2877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32)/32)" table:style-name="ce1">
            <text:p>7039.464645</text:p>
          </table:table-cell>
          <table:table-cell table:style-name="ce1"/>
          <table:table-cell office:value-type="float" office:value="7039" table:formula="of:=ROUND([.A73];0)" table:style-name="ce1">
            <text:p>7039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7039" table:formula="of:=MIN([.$C73]*(COLUMN()-6);32768)" table:style-name="ce1">
            <text:p>7039</text:p>
          </table:table-cell>
          <table:table-cell office:value-type="float" office:value="14078" table:formula="of:=MIN([.$C73]*(COLUMN()-6);32768)" table:style-name="ce1">
            <text:p>14078</text:p>
          </table:table-cell>
          <table:table-cell office:value-type="float" office:value="21117" table:formula="of:=MIN([.$C73]*(COLUMN()-6);32768)" table:style-name="ce1">
            <text:p>21117</text:p>
          </table:table-cell>
          <table:table-cell office:value-type="float" office:value="28156" table:formula="of:=MIN([.$C73]*(COLUMN()-6);32768)" table:style-name="ce1">
            <text:p>2815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32)/32)" table:style-name="ce1">
            <text:p>6888.623434</text:p>
          </table:table-cell>
          <table:table-cell table:style-name="ce1"/>
          <table:table-cell office:value-type="float" office:value="6889" table:formula="of:=ROUND([.A74];0)" table:style-name="ce1">
            <text:p>688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6889" table:formula="of:=MIN([.$C74]*(COLUMN()-6);32768)" table:style-name="ce1">
            <text:p>6889</text:p>
          </table:table-cell>
          <table:table-cell office:value-type="float" office:value="13778" table:formula="of:=MIN([.$C74]*(COLUMN()-6);32768)" table:style-name="ce1">
            <text:p>13778</text:p>
          </table:table-cell>
          <table:table-cell office:value-type="float" office:value="20667" table:formula="of:=MIN([.$C74]*(COLUMN()-6);32768)" table:style-name="ce1">
            <text:p>20667</text:p>
          </table:table-cell>
          <table:table-cell office:value-type="float" office:value="27556" table:formula="of:=MIN([.$C74]*(COLUMN()-6);32768)" table:style-name="ce1">
            <text:p>27556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32)/32)" table:style-name="ce1">
            <text:p>6741.014439</text:p>
          </table:table-cell>
          <table:table-cell table:style-name="ce1"/>
          <table:table-cell office:value-type="float" office:value="6741" table:formula="of:=ROUND([.A75];0)" table:style-name="ce1">
            <text:p>674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6741" table:formula="of:=MIN([.$C75]*(COLUMN()-6);32768)" table:style-name="ce1">
            <text:p>6741</text:p>
          </table:table-cell>
          <table:table-cell office:value-type="float" office:value="13482" table:formula="of:=MIN([.$C75]*(COLUMN()-6);32768)" table:style-name="ce1">
            <text:p>13482</text:p>
          </table:table-cell>
          <table:table-cell office:value-type="float" office:value="20223" table:formula="of:=MIN([.$C75]*(COLUMN()-6);32768)" table:style-name="ce1">
            <text:p>20223</text:p>
          </table:table-cell>
          <table:table-cell office:value-type="float" office:value="26964" table:formula="of:=MIN([.$C75]*(COLUMN()-6);32768)" table:style-name="ce1">
            <text:p>2696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32)/32)" table:style-name="ce1">
            <text:p>6596.5684</text:p>
          </table:table-cell>
          <table:table-cell table:style-name="ce1"/>
          <table:table-cell office:value-type="float" office:value="6597" table:formula="of:=ROUND([.A76];0)" table:style-name="ce1">
            <text:p>6597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6597" table:formula="of:=MIN([.$C76]*(COLUMN()-6);32768)" table:style-name="ce1">
            <text:p>6597</text:p>
          </table:table-cell>
          <table:table-cell office:value-type="float" office:value="13194" table:formula="of:=MIN([.$C76]*(COLUMN()-6);32768)" table:style-name="ce1">
            <text:p>13194</text:p>
          </table:table-cell>
          <table:table-cell office:value-type="float" office:value="19791" table:formula="of:=MIN([.$C76]*(COLUMN()-6);32768)" table:style-name="ce1">
            <text:p>19791</text:p>
          </table:table-cell>
          <table:table-cell office:value-type="float" office:value="26388" table:formula="of:=MIN([.$C76]*(COLUMN()-6);32768)" table:style-name="ce1">
            <text:p>2638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32)/32)" table:style-name="ce1">
            <text:p>6455.217542</text:p>
          </table:table-cell>
          <table:table-cell table:style-name="ce1"/>
          <table:table-cell office:value-type="float" office:value="6455" table:formula="of:=ROUND([.A77];0)" table:style-name="ce1">
            <text:p>6455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6455" table:formula="of:=MIN([.$C77]*(COLUMN()-6);32768)" table:style-name="ce1">
            <text:p>6455</text:p>
          </table:table-cell>
          <table:table-cell office:value-type="float" office:value="12910" table:formula="of:=MIN([.$C77]*(COLUMN()-6);32768)" table:style-name="ce1">
            <text:p>12910</text:p>
          </table:table-cell>
          <table:table-cell office:value-type="float" office:value="19365" table:formula="of:=MIN([.$C77]*(COLUMN()-6);32768)" table:style-name="ce1">
            <text:p>19365</text:p>
          </table:table-cell>
          <table:table-cell office:value-type="float" office:value="25820" table:formula="of:=MIN([.$C77]*(COLUMN()-6);32768)" table:style-name="ce1">
            <text:p>25820</text:p>
          </table:table-cell>
          <table:table-cell office:value-type="float" office:value="32275" table:formula="of:=MIN([.$C77]*(COLUMN()-6);32768)" table:style-name="ce1">
            <text:p>32275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32)/32)" table:style-name="ce1">
            <text:p>6316.895541</text:p>
          </table:table-cell>
          <table:table-cell table:style-name="ce1"/>
          <table:table-cell office:value-type="float" office:value="6317" table:formula="of:=ROUND([.A78];0)" table:style-name="ce1">
            <text:p>631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6317" table:formula="of:=MIN([.$C78]*(COLUMN()-6);32768)" table:style-name="ce1">
            <text:p>6317</text:p>
          </table:table-cell>
          <table:table-cell office:value-type="float" office:value="12634" table:formula="of:=MIN([.$C78]*(COLUMN()-6);32768)" table:style-name="ce1">
            <text:p>12634</text:p>
          </table:table-cell>
          <table:table-cell office:value-type="float" office:value="18951" table:formula="of:=MIN([.$C78]*(COLUMN()-6);32768)" table:style-name="ce1">
            <text:p>18951</text:p>
          </table:table-cell>
          <table:table-cell office:value-type="float" office:value="25268" table:formula="of:=MIN([.$C78]*(COLUMN()-6);32768)" table:style-name="ce1">
            <text:p>25268</text:p>
          </table:table-cell>
          <table:table-cell office:value-type="float" office:value="31585" table:formula="of:=MIN([.$C78]*(COLUMN()-6);32768)" table:style-name="ce1">
            <text:p>31585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32)/32)" table:style-name="ce1">
            <text:p>6181.537495</text:p>
          </table:table-cell>
          <table:table-cell table:style-name="ce1"/>
          <table:table-cell office:value-type="float" office:value="6182" table:formula="of:=ROUND([.A79];0)" table:style-name="ce1">
            <text:p>618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6182" table:formula="of:=MIN([.$C79]*(COLUMN()-6);32768)" table:style-name="ce1">
            <text:p>6182</text:p>
          </table:table-cell>
          <table:table-cell office:value-type="float" office:value="12364" table:formula="of:=MIN([.$C79]*(COLUMN()-6);32768)" table:style-name="ce1">
            <text:p>12364</text:p>
          </table:table-cell>
          <table:table-cell office:value-type="float" office:value="18546" table:formula="of:=MIN([.$C79]*(COLUMN()-6);32768)" table:style-name="ce1">
            <text:p>18546</text:p>
          </table:table-cell>
          <table:table-cell office:value-type="float" office:value="24728" table:formula="of:=MIN([.$C79]*(COLUMN()-6);32768)" table:style-name="ce1">
            <text:p>24728</text:p>
          </table:table-cell>
          <table:table-cell office:value-type="float" office:value="30910" table:formula="of:=MIN([.$C79]*(COLUMN()-6);32768)" table:style-name="ce1">
            <text:p>3091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32)/32)" table:style-name="ce1">
            <text:p>6049.079894</text:p>
          </table:table-cell>
          <table:table-cell table:style-name="ce1"/>
          <table:table-cell office:value-type="float" office:value="6049" table:formula="of:=ROUND([.A80];0)" table:style-name="ce1">
            <text:p>604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6049" table:formula="of:=MIN([.$C80]*(COLUMN()-6);32768)" table:style-name="ce1">
            <text:p>6049</text:p>
          </table:table-cell>
          <table:table-cell office:value-type="float" office:value="12098" table:formula="of:=MIN([.$C80]*(COLUMN()-6);32768)" table:style-name="ce1">
            <text:p>12098</text:p>
          </table:table-cell>
          <table:table-cell office:value-type="float" office:value="18147" table:formula="of:=MIN([.$C80]*(COLUMN()-6);32768)" table:style-name="ce1">
            <text:p>18147</text:p>
          </table:table-cell>
          <table:table-cell office:value-type="float" office:value="24196" table:formula="of:=MIN([.$C80]*(COLUMN()-6);32768)" table:style-name="ce1">
            <text:p>24196</text:p>
          </table:table-cell>
          <table:table-cell office:value-type="float" office:value="30245" table:formula="of:=MIN([.$C80]*(COLUMN()-6);32768)" table:style-name="ce1">
            <text:p>30245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32)/32)" table:style-name="ce1">
            <text:p>5919.460585</text:p>
          </table:table-cell>
          <table:table-cell table:style-name="ce1"/>
          <table:table-cell office:value-type="float" office:value="5919" table:formula="of:=ROUND([.A81];0)" table:style-name="ce1">
            <text:p>5919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5919" table:formula="of:=MIN([.$C81]*(COLUMN()-6);32768)" table:style-name="ce1">
            <text:p>5919</text:p>
          </table:table-cell>
          <table:table-cell office:value-type="float" office:value="11838" table:formula="of:=MIN([.$C81]*(COLUMN()-6);32768)" table:style-name="ce1">
            <text:p>11838</text:p>
          </table:table-cell>
          <table:table-cell office:value-type="float" office:value="17757" table:formula="of:=MIN([.$C81]*(COLUMN()-6);32768)" table:style-name="ce1">
            <text:p>17757</text:p>
          </table:table-cell>
          <table:table-cell office:value-type="float" office:value="23676" table:formula="of:=MIN([.$C81]*(COLUMN()-6);32768)" table:style-name="ce1">
            <text:p>23676</text:p>
          </table:table-cell>
          <table:table-cell office:value-type="float" office:value="29595" table:formula="of:=MIN([.$C81]*(COLUMN()-6);32768)" table:style-name="ce1">
            <text:p>29595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32)/32)" table:style-name="ce1">
            <text:p>5792.618751</text:p>
          </table:table-cell>
          <table:table-cell table:style-name="ce1"/>
          <table:table-cell office:value-type="float" office:value="5793" table:formula="of:=ROUND([.A82];0)" table:style-name="ce1">
            <text:p>5793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5793" table:formula="of:=MIN([.$C82]*(COLUMN()-6);32768)" table:style-name="ce1">
            <text:p>5793</text:p>
          </table:table-cell>
          <table:table-cell office:value-type="float" office:value="11586" table:formula="of:=MIN([.$C82]*(COLUMN()-6);32768)" table:style-name="ce1">
            <text:p>11586</text:p>
          </table:table-cell>
          <table:table-cell office:value-type="float" office:value="17379" table:formula="of:=MIN([.$C82]*(COLUMN()-6);32768)" table:style-name="ce1">
            <text:p>17379</text:p>
          </table:table-cell>
          <table:table-cell office:value-type="float" office:value="23172" table:formula="of:=MIN([.$C82]*(COLUMN()-6);32768)" table:style-name="ce1">
            <text:p>23172</text:p>
          </table:table-cell>
          <table:table-cell office:value-type="float" office:value="28965" table:formula="of:=MIN([.$C82]*(COLUMN()-6);32768)" table:style-name="ce1">
            <text:p>28965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32)/32)" table:style-name="ce1">
            <text:p>5668.494877</text:p>
          </table:table-cell>
          <table:table-cell table:style-name="ce1"/>
          <table:table-cell office:value-type="float" office:value="5668" table:formula="of:=ROUND([.A83];0)" table:style-name="ce1">
            <text:p>566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5668" table:formula="of:=MIN([.$C83]*(COLUMN()-6);32768)" table:style-name="ce1">
            <text:p>5668</text:p>
          </table:table-cell>
          <table:table-cell office:value-type="float" office:value="11336" table:formula="of:=MIN([.$C83]*(COLUMN()-6);32768)" table:style-name="ce1">
            <text:p>11336</text:p>
          </table:table-cell>
          <table:table-cell office:value-type="float" office:value="17004" table:formula="of:=MIN([.$C83]*(COLUMN()-6);32768)" table:style-name="ce1">
            <text:p>17004</text:p>
          </table:table-cell>
          <table:table-cell office:value-type="float" office:value="22672" table:formula="of:=MIN([.$C83]*(COLUMN()-6);32768)" table:style-name="ce1">
            <text:p>22672</text:p>
          </table:table-cell>
          <table:table-cell office:value-type="float" office:value="28340" table:formula="of:=MIN([.$C83]*(COLUMN()-6);32768)" table:style-name="ce1">
            <text:p>2834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32)/32)" table:style-name="ce1">
            <text:p>5547.03072</text:p>
          </table:table-cell>
          <table:table-cell table:style-name="ce1"/>
          <table:table-cell office:value-type="float" office:value="5547" table:formula="of:=ROUND([.A84];0)" table:style-name="ce1">
            <text:p>554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5547" table:formula="of:=MIN([.$C84]*(COLUMN()-6);32768)" table:style-name="ce1">
            <text:p>5547</text:p>
          </table:table-cell>
          <table:table-cell office:value-type="float" office:value="11094" table:formula="of:=MIN([.$C84]*(COLUMN()-6);32768)" table:style-name="ce1">
            <text:p>11094</text:p>
          </table:table-cell>
          <table:table-cell office:value-type="float" office:value="16641" table:formula="of:=MIN([.$C84]*(COLUMN()-6);32768)" table:style-name="ce1">
            <text:p>16641</text:p>
          </table:table-cell>
          <table:table-cell office:value-type="float" office:value="22188" table:formula="of:=MIN([.$C84]*(COLUMN()-6);32768)" table:style-name="ce1">
            <text:p>22188</text:p>
          </table:table-cell>
          <table:table-cell office:value-type="float" office:value="27735" table:formula="of:=MIN([.$C84]*(COLUMN()-6);32768)" table:style-name="ce1">
            <text:p>27735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32)/32)" table:style-name="ce1">
            <text:p>5428.16929</text:p>
          </table:table-cell>
          <table:table-cell table:style-name="ce1"/>
          <table:table-cell office:value-type="float" office:value="5428" table:formula="of:=ROUND([.A85];0)" table:style-name="ce1">
            <text:p>542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5428" table:formula="of:=MIN([.$C85]*(COLUMN()-6);32768)" table:style-name="ce1">
            <text:p>5428</text:p>
          </table:table-cell>
          <table:table-cell office:value-type="float" office:value="10856" table:formula="of:=MIN([.$C85]*(COLUMN()-6);32768)" table:style-name="ce1">
            <text:p>10856</text:p>
          </table:table-cell>
          <table:table-cell office:value-type="float" office:value="16284" table:formula="of:=MIN([.$C85]*(COLUMN()-6);32768)" table:style-name="ce1">
            <text:p>16284</text:p>
          </table:table-cell>
          <table:table-cell office:value-type="float" office:value="21712" table:formula="of:=MIN([.$C85]*(COLUMN()-6);32768)" table:style-name="ce1">
            <text:p>21712</text:p>
          </table:table-cell>
          <table:table-cell office:value-type="float" office:value="27140" table:formula="of:=MIN([.$C85]*(COLUMN()-6);32768)" table:style-name="ce1">
            <text:p>27140</text:p>
          </table:table-cell>
          <table:table-cell office:value-type="float" office:value="32568" table:formula="of:=MIN([.$C85]*(COLUMN()-6);32768)" table:style-name="ce1">
            <text:p>325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32)/32)" table:style-name="ce1">
            <text:p>5311.854816</text:p>
          </table:table-cell>
          <table:table-cell table:style-name="ce1"/>
          <table:table-cell office:value-type="float" office:value="5312" table:formula="of:=ROUND([.A86];0)" table:style-name="ce1">
            <text:p>5312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5312" table:formula="of:=MIN([.$C86]*(COLUMN()-6);32768)" table:style-name="ce1">
            <text:p>5312</text:p>
          </table:table-cell>
          <table:table-cell office:value-type="float" office:value="10624" table:formula="of:=MIN([.$C86]*(COLUMN()-6);32768)" table:style-name="ce1">
            <text:p>10624</text:p>
          </table:table-cell>
          <table:table-cell office:value-type="float" office:value="15936" table:formula="of:=MIN([.$C86]*(COLUMN()-6);32768)" table:style-name="ce1">
            <text:p>15936</text:p>
          </table:table-cell>
          <table:table-cell office:value-type="float" office:value="21248" table:formula="of:=MIN([.$C86]*(COLUMN()-6);32768)" table:style-name="ce1">
            <text:p>21248</text:p>
          </table:table-cell>
          <table:table-cell office:value-type="float" office:value="26560" table:formula="of:=MIN([.$C86]*(COLUMN()-6);32768)" table:style-name="ce1">
            <text:p>26560</text:p>
          </table:table-cell>
          <table:table-cell office:value-type="float" office:value="31872" table:formula="of:=MIN([.$C86]*(COLUMN()-6);32768)" table:style-name="ce1">
            <text:p>31872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32)/32)" table:style-name="ce1">
            <text:p>5198.032721</text:p>
          </table:table-cell>
          <table:table-cell table:style-name="ce1"/>
          <table:table-cell office:value-type="float" office:value="5198" table:formula="of:=ROUND([.A87];0)" table:style-name="ce1">
            <text:p>5198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5198" table:formula="of:=MIN([.$C87]*(COLUMN()-6);32768)" table:style-name="ce1">
            <text:p>5198</text:p>
          </table:table-cell>
          <table:table-cell office:value-type="float" office:value="10396" table:formula="of:=MIN([.$C87]*(COLUMN()-6);32768)" table:style-name="ce1">
            <text:p>10396</text:p>
          </table:table-cell>
          <table:table-cell office:value-type="float" office:value="15594" table:formula="of:=MIN([.$C87]*(COLUMN()-6);32768)" table:style-name="ce1">
            <text:p>15594</text:p>
          </table:table-cell>
          <table:table-cell office:value-type="float" office:value="20792" table:formula="of:=MIN([.$C87]*(COLUMN()-6);32768)" table:style-name="ce1">
            <text:p>20792</text:p>
          </table:table-cell>
          <table:table-cell office:value-type="float" office:value="25990" table:formula="of:=MIN([.$C87]*(COLUMN()-6);32768)" table:style-name="ce1">
            <text:p>25990</text:p>
          </table:table-cell>
          <table:table-cell office:value-type="float" office:value="31188" table:formula="of:=MIN([.$C87]*(COLUMN()-6);32768)" table:style-name="ce1">
            <text:p>3118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32)/32)" table:style-name="ce1">
            <text:p>5086.649598</text:p>
          </table:table-cell>
          <table:table-cell table:style-name="ce1"/>
          <table:table-cell office:value-type="float" office:value="5087" table:formula="of:=ROUND([.A88];0)" table:style-name="ce1">
            <text:p>5087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5087" table:formula="of:=MIN([.$C88]*(COLUMN()-6);32768)" table:style-name="ce1">
            <text:p>5087</text:p>
          </table:table-cell>
          <table:table-cell office:value-type="float" office:value="10174" table:formula="of:=MIN([.$C88]*(COLUMN()-6);32768)" table:style-name="ce1">
            <text:p>10174</text:p>
          </table:table-cell>
          <table:table-cell office:value-type="float" office:value="15261" table:formula="of:=MIN([.$C88]*(COLUMN()-6);32768)" table:style-name="ce1">
            <text:p>15261</text:p>
          </table:table-cell>
          <table:table-cell office:value-type="float" office:value="20348" table:formula="of:=MIN([.$C88]*(COLUMN()-6);32768)" table:style-name="ce1">
            <text:p>20348</text:p>
          </table:table-cell>
          <table:table-cell office:value-type="float" office:value="25435" table:formula="of:=MIN([.$C88]*(COLUMN()-6);32768)" table:style-name="ce1">
            <text:p>25435</text:p>
          </table:table-cell>
          <table:table-cell office:value-type="float" office:value="30522" table:formula="of:=MIN([.$C88]*(COLUMN()-6);32768)" table:style-name="ce1">
            <text:p>30522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32)/32)" table:style-name="ce1">
            <text:p>4977.653186</text:p>
          </table:table-cell>
          <table:table-cell table:style-name="ce1"/>
          <table:table-cell office:value-type="float" office:value="4978" table:formula="of:=ROUND([.A89];0)" table:style-name="ce1">
            <text:p>4978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4978" table:formula="of:=MIN([.$C89]*(COLUMN()-6);32768)" table:style-name="ce1">
            <text:p>4978</text:p>
          </table:table-cell>
          <table:table-cell office:value-type="float" office:value="9956" table:formula="of:=MIN([.$C89]*(COLUMN()-6);32768)" table:style-name="ce1">
            <text:p>9956</text:p>
          </table:table-cell>
          <table:table-cell office:value-type="float" office:value="14934" table:formula="of:=MIN([.$C89]*(COLUMN()-6);32768)" table:style-name="ce1">
            <text:p>14934</text:p>
          </table:table-cell>
          <table:table-cell office:value-type="float" office:value="19912" table:formula="of:=MIN([.$C89]*(COLUMN()-6);32768)" table:style-name="ce1">
            <text:p>19912</text:p>
          </table:table-cell>
          <table:table-cell office:value-type="float" office:value="24890" table:formula="of:=MIN([.$C89]*(COLUMN()-6);32768)" table:style-name="ce1">
            <text:p>24890</text:p>
          </table:table-cell>
          <table:table-cell office:value-type="float" office:value="29868" table:formula="of:=MIN([.$C89]*(COLUMN()-6);32768)" table:style-name="ce1">
            <text:p>298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32)/32)" table:style-name="ce1">
            <text:p>4870.992343</text:p>
          </table:table-cell>
          <table:table-cell table:style-name="ce1"/>
          <table:table-cell office:value-type="float" office:value="4871" table:formula="of:=ROUND([.A90];0)" table:style-name="ce1">
            <text:p>4871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4871" table:formula="of:=MIN([.$C90]*(COLUMN()-6);32768)" table:style-name="ce1">
            <text:p>4871</text:p>
          </table:table-cell>
          <table:table-cell office:value-type="float" office:value="9742" table:formula="of:=MIN([.$C90]*(COLUMN()-6);32768)" table:style-name="ce1">
            <text:p>9742</text:p>
          </table:table-cell>
          <table:table-cell office:value-type="float" office:value="14613" table:formula="of:=MIN([.$C90]*(COLUMN()-6);32768)" table:style-name="ce1">
            <text:p>14613</text:p>
          </table:table-cell>
          <table:table-cell office:value-type="float" office:value="19484" table:formula="of:=MIN([.$C90]*(COLUMN()-6);32768)" table:style-name="ce1">
            <text:p>19484</text:p>
          </table:table-cell>
          <table:table-cell office:value-type="float" office:value="24355" table:formula="of:=MIN([.$C90]*(COLUMN()-6);32768)" table:style-name="ce1">
            <text:p>24355</text:p>
          </table:table-cell>
          <table:table-cell office:value-type="float" office:value="29226" table:formula="of:=MIN([.$C90]*(COLUMN()-6);32768)" table:style-name="ce1">
            <text:p>29226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32)/32)" table:style-name="ce1">
            <text:p>4766.617022</text:p>
          </table:table-cell>
          <table:table-cell table:style-name="ce1"/>
          <table:table-cell office:value-type="float" office:value="4767" table:formula="of:=ROUND([.A91];0)" table:style-name="ce1">
            <text:p>4767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4767" table:formula="of:=MIN([.$C91]*(COLUMN()-6);32768)" table:style-name="ce1">
            <text:p>4767</text:p>
          </table:table-cell>
          <table:table-cell office:value-type="float" office:value="9534" table:formula="of:=MIN([.$C91]*(COLUMN()-6);32768)" table:style-name="ce1">
            <text:p>9534</text:p>
          </table:table-cell>
          <table:table-cell office:value-type="float" office:value="14301" table:formula="of:=MIN([.$C91]*(COLUMN()-6);32768)" table:style-name="ce1">
            <text:p>14301</text:p>
          </table:table-cell>
          <table:table-cell office:value-type="float" office:value="19068" table:formula="of:=MIN([.$C91]*(COLUMN()-6);32768)" table:style-name="ce1">
            <text:p>19068</text:p>
          </table:table-cell>
          <table:table-cell office:value-type="float" office:value="23835" table:formula="of:=MIN([.$C91]*(COLUMN()-6);32768)" table:style-name="ce1">
            <text:p>23835</text:p>
          </table:table-cell>
          <table:table-cell office:value-type="float" office:value="28602" table:formula="of:=MIN([.$C91]*(COLUMN()-6);32768)" table:style-name="ce1">
            <text:p>28602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32)/32)" table:style-name="ce1">
            <text:p>4664.478248</text:p>
          </table:table-cell>
          <table:table-cell table:style-name="ce1"/>
          <table:table-cell office:value-type="float" office:value="4664" table:formula="of:=ROUND([.A92];0)" table:style-name="ce1">
            <text:p>4664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4664" table:formula="of:=MIN([.$C92]*(COLUMN()-6);32768)" table:style-name="ce1">
            <text:p>4664</text:p>
          </table:table-cell>
          <table:table-cell office:value-type="float" office:value="9328" table:formula="of:=MIN([.$C92]*(COLUMN()-6);32768)" table:style-name="ce1">
            <text:p>9328</text:p>
          </table:table-cell>
          <table:table-cell office:value-type="float" office:value="13992" table:formula="of:=MIN([.$C92]*(COLUMN()-6);32768)" table:style-name="ce1">
            <text:p>13992</text:p>
          </table:table-cell>
          <table:table-cell office:value-type="float" office:value="18656" table:formula="of:=MIN([.$C92]*(COLUMN()-6);32768)" table:style-name="ce1">
            <text:p>18656</text:p>
          </table:table-cell>
          <table:table-cell office:value-type="float" office:value="23320" table:formula="of:=MIN([.$C92]*(COLUMN()-6);32768)" table:style-name="ce1">
            <text:p>23320</text:p>
          </table:table-cell>
          <table:table-cell office:value-type="float" office:value="27984" table:formula="of:=MIN([.$C92]*(COLUMN()-6);32768)" table:style-name="ce1">
            <text:p>27984</text:p>
          </table:table-cell>
          <table:table-cell office:value-type="float" office:value="32648" table:formula="of:=MIN([.$C92]*(COLUMN()-6);32768)" table:style-name="ce1">
            <text:p>3264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32)/32)" table:style-name="ce1">
            <text:p>4564.528098</text:p>
          </table:table-cell>
          <table:table-cell table:style-name="ce1"/>
          <table:table-cell office:value-type="float" office:value="4565" table:formula="of:=ROUND([.A93];0)" table:style-name="ce1">
            <text:p>456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4565" table:formula="of:=MIN([.$C93]*(COLUMN()-6);32768)" table:style-name="ce1">
            <text:p>4565</text:p>
          </table:table-cell>
          <table:table-cell office:value-type="float" office:value="9130" table:formula="of:=MIN([.$C93]*(COLUMN()-6);32768)" table:style-name="ce1">
            <text:p>9130</text:p>
          </table:table-cell>
          <table:table-cell office:value-type="float" office:value="13695" table:formula="of:=MIN([.$C93]*(COLUMN()-6);32768)" table:style-name="ce1">
            <text:p>13695</text:p>
          </table:table-cell>
          <table:table-cell office:value-type="float" office:value="18260" table:formula="of:=MIN([.$C93]*(COLUMN()-6);32768)" table:style-name="ce1">
            <text:p>18260</text:p>
          </table:table-cell>
          <table:table-cell office:value-type="float" office:value="22825" table:formula="of:=MIN([.$C93]*(COLUMN()-6);32768)" table:style-name="ce1">
            <text:p>22825</text:p>
          </table:table-cell>
          <table:table-cell office:value-type="float" office:value="27390" table:formula="of:=MIN([.$C93]*(COLUMN()-6);32768)" table:style-name="ce1">
            <text:p>27390</text:p>
          </table:table-cell>
          <table:table-cell office:value-type="float" office:value="31955" table:formula="of:=MIN([.$C93]*(COLUMN()-6);32768)" table:style-name="ce1">
            <text:p>31955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32)/32)" table:style-name="ce1">
            <text:p>4466.719673</text:p>
          </table:table-cell>
          <table:table-cell table:style-name="ce1"/>
          <table:table-cell office:value-type="float" office:value="4467" table:formula="of:=ROUND([.A94];0)" table:style-name="ce1">
            <text:p>4467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4467" table:formula="of:=MIN([.$C94]*(COLUMN()-6);32768)" table:style-name="ce1">
            <text:p>4467</text:p>
          </table:table-cell>
          <table:table-cell office:value-type="float" office:value="8934" table:formula="of:=MIN([.$C94]*(COLUMN()-6);32768)" table:style-name="ce1">
            <text:p>8934</text:p>
          </table:table-cell>
          <table:table-cell office:value-type="float" office:value="13401" table:formula="of:=MIN([.$C94]*(COLUMN()-6);32768)" table:style-name="ce1">
            <text:p>13401</text:p>
          </table:table-cell>
          <table:table-cell office:value-type="float" office:value="17868" table:formula="of:=MIN([.$C94]*(COLUMN()-6);32768)" table:style-name="ce1">
            <text:p>17868</text:p>
          </table:table-cell>
          <table:table-cell office:value-type="float" office:value="22335" table:formula="of:=MIN([.$C94]*(COLUMN()-6);32768)" table:style-name="ce1">
            <text:p>22335</text:p>
          </table:table-cell>
          <table:table-cell office:value-type="float" office:value="26802" table:formula="of:=MIN([.$C94]*(COLUMN()-6);32768)" table:style-name="ce1">
            <text:p>26802</text:p>
          </table:table-cell>
          <table:table-cell office:value-type="float" office:value="31269" table:formula="of:=MIN([.$C94]*(COLUMN()-6);32768)" table:style-name="ce1">
            <text:p>31269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32)/32)" table:style-name="ce1">
            <text:p>4371.007081</text:p>
          </table:table-cell>
          <table:table-cell table:style-name="ce1"/>
          <table:table-cell office:value-type="float" office:value="4371" table:formula="of:=ROUND([.A95];0)" table:style-name="ce1">
            <text:p>4371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4371" table:formula="of:=MIN([.$C95]*(COLUMN()-6);32768)" table:style-name="ce1">
            <text:p>4371</text:p>
          </table:table-cell>
          <table:table-cell office:value-type="float" office:value="8742" table:formula="of:=MIN([.$C95]*(COLUMN()-6);32768)" table:style-name="ce1">
            <text:p>8742</text:p>
          </table:table-cell>
          <table:table-cell office:value-type="float" office:value="13113" table:formula="of:=MIN([.$C95]*(COLUMN()-6);32768)" table:style-name="ce1">
            <text:p>13113</text:p>
          </table:table-cell>
          <table:table-cell office:value-type="float" office:value="17484" table:formula="of:=MIN([.$C95]*(COLUMN()-6);32768)" table:style-name="ce1">
            <text:p>17484</text:p>
          </table:table-cell>
          <table:table-cell office:value-type="float" office:value="21855" table:formula="of:=MIN([.$C95]*(COLUMN()-6);32768)" table:style-name="ce1">
            <text:p>21855</text:p>
          </table:table-cell>
          <table:table-cell office:value-type="float" office:value="26226" table:formula="of:=MIN([.$C95]*(COLUMN()-6);32768)" table:style-name="ce1">
            <text:p>26226</text:p>
          </table:table-cell>
          <table:table-cell office:value-type="float" office:value="30597" table:formula="of:=MIN([.$C95]*(COLUMN()-6);32768)" table:style-name="ce1">
            <text:p>30597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32)/32)" table:style-name="ce1">
            <text:p>4277.345413</text:p>
          </table:table-cell>
          <table:table-cell table:style-name="ce1"/>
          <table:table-cell office:value-type="float" office:value="4277" table:formula="of:=ROUND([.A96];0)" table:style-name="ce1">
            <text:p>4277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4277" table:formula="of:=MIN([.$C96]*(COLUMN()-6);32768)" table:style-name="ce1">
            <text:p>4277</text:p>
          </table:table-cell>
          <table:table-cell office:value-type="float" office:value="8554" table:formula="of:=MIN([.$C96]*(COLUMN()-6);32768)" table:style-name="ce1">
            <text:p>8554</text:p>
          </table:table-cell>
          <table:table-cell office:value-type="float" office:value="12831" table:formula="of:=MIN([.$C96]*(COLUMN()-6);32768)" table:style-name="ce1">
            <text:p>12831</text:p>
          </table:table-cell>
          <table:table-cell office:value-type="float" office:value="17108" table:formula="of:=MIN([.$C96]*(COLUMN()-6);32768)" table:style-name="ce1">
            <text:p>17108</text:p>
          </table:table-cell>
          <table:table-cell office:value-type="float" office:value="21385" table:formula="of:=MIN([.$C96]*(COLUMN()-6);32768)" table:style-name="ce1">
            <text:p>21385</text:p>
          </table:table-cell>
          <table:table-cell office:value-type="float" office:value="25662" table:formula="of:=MIN([.$C96]*(COLUMN()-6);32768)" table:style-name="ce1">
            <text:p>25662</text:p>
          </table:table-cell>
          <table:table-cell office:value-type="float" office:value="29939" table:formula="of:=MIN([.$C96]*(COLUMN()-6);32768)" table:style-name="ce1">
            <text:p>29939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32)/32)" table:style-name="ce1">
            <text:p>4185.690721</text:p>
          </table:table-cell>
          <table:table-cell table:style-name="ce1"/>
          <table:table-cell office:value-type="float" office:value="4186" table:formula="of:=ROUND([.A97];0)" table:style-name="ce1">
            <text:p>41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4186" table:formula="of:=MIN([.$C97]*(COLUMN()-6);32768)" table:style-name="ce1">
            <text:p>4186</text:p>
          </table:table-cell>
          <table:table-cell office:value-type="float" office:value="8372" table:formula="of:=MIN([.$C97]*(COLUMN()-6);32768)" table:style-name="ce1">
            <text:p>8372</text:p>
          </table:table-cell>
          <table:table-cell office:value-type="float" office:value="12558" table:formula="of:=MIN([.$C97]*(COLUMN()-6);32768)" table:style-name="ce1">
            <text:p>12558</text:p>
          </table:table-cell>
          <table:table-cell office:value-type="float" office:value="16744" table:formula="of:=MIN([.$C97]*(COLUMN()-6);32768)" table:style-name="ce1">
            <text:p>16744</text:p>
          </table:table-cell>
          <table:table-cell office:value-type="float" office:value="20930" table:formula="of:=MIN([.$C97]*(COLUMN()-6);32768)" table:style-name="ce1">
            <text:p>20930</text:p>
          </table:table-cell>
          <table:table-cell office:value-type="float" office:value="25116" table:formula="of:=MIN([.$C97]*(COLUMN()-6);32768)" table:style-name="ce1">
            <text:p>25116</text:p>
          </table:table-cell>
          <table:table-cell office:value-type="float" office:value="29302" table:formula="of:=MIN([.$C97]*(COLUMN()-6);32768)" table:style-name="ce1">
            <text:p>2930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32)/32)" table:style-name="ce1">
            <text:p>4096</text:p>
          </table:table-cell>
          <table:table-cell table:style-name="ce1"/>
          <table:table-cell office:value-type="float" office:value="4096" table:formula="of:=ROUND([.A98];0)" table:style-name="ce1">
            <text:p>40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4096" table:formula="of:=MIN([.$C98]*(COLUMN()-6);32768)" table:style-name="ce1">
            <text:p>4096</text:p>
          </table:table-cell>
          <table:table-cell office:value-type="float" office:value="8192" table:formula="of:=MIN([.$C98]*(COLUMN()-6);32768)" table:style-name="ce1">
            <text:p>8192</text:p>
          </table:table-cell>
          <table:table-cell office:value-type="float" office:value="12288" table:formula="of:=MIN([.$C98]*(COLUMN()-6);32768)" table:style-name="ce1">
            <text:p>12288</text:p>
          </table:table-cell>
          <table:table-cell office:value-type="float" office:value="16384" table:formula="of:=MIN([.$C98]*(COLUMN()-6);32768)" table:style-name="ce1">
            <text:p>16384</text:p>
          </table:table-cell>
          <table:table-cell office:value-type="float" office:value="20480" table:formula="of:=MIN([.$C98]*(COLUMN()-6);32768)" table:style-name="ce1">
            <text:p>20480</text:p>
          </table:table-cell>
          <table:table-cell office:value-type="float" office:value="24576" table:formula="of:=MIN([.$C98]*(COLUMN()-6);32768)" table:style-name="ce1">
            <text:p>24576</text:p>
          </table:table-cell>
          <table:table-cell office:value-type="float" office:value="28672" table:formula="of:=MIN([.$C98]*(COLUMN()-6);32768)" table:style-name="ce1">
            <text:p>28672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32)/32)" table:style-name="ce1">
            <text:p>4008.231166</text:p>
          </table:table-cell>
          <table:table-cell table:style-name="ce1"/>
          <table:table-cell office:value-type="float" office:value="4008" table:formula="of:=ROUND([.A99];0)" table:style-name="ce1">
            <text:p>4008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4008" table:formula="of:=MIN([.$C99]*(COLUMN()-6);32768)" table:style-name="ce1">
            <text:p>4008</text:p>
          </table:table-cell>
          <table:table-cell office:value-type="float" office:value="8016" table:formula="of:=MIN([.$C99]*(COLUMN()-6);32768)" table:style-name="ce1">
            <text:p>8016</text:p>
          </table:table-cell>
          <table:table-cell office:value-type="float" office:value="12024" table:formula="of:=MIN([.$C99]*(COLUMN()-6);32768)" table:style-name="ce1">
            <text:p>12024</text:p>
          </table:table-cell>
          <table:table-cell office:value-type="float" office:value="16032" table:formula="of:=MIN([.$C99]*(COLUMN()-6);32768)" table:style-name="ce1">
            <text:p>16032</text:p>
          </table:table-cell>
          <table:table-cell office:value-type="float" office:value="20040" table:formula="of:=MIN([.$C99]*(COLUMN()-6);32768)" table:style-name="ce1">
            <text:p>20040</text:p>
          </table:table-cell>
          <table:table-cell office:value-type="float" office:value="24048" table:formula="of:=MIN([.$C99]*(COLUMN()-6);32768)" table:style-name="ce1">
            <text:p>24048</text:p>
          </table:table-cell>
          <table:table-cell office:value-type="float" office:value="28056" table:formula="of:=MIN([.$C99]*(COLUMN()-6);32768)" table:style-name="ce1">
            <text:p>28056</text:p>
          </table:table-cell>
          <table:table-cell office:value-type="float" office:value="32064" table:formula="of:=MIN([.$C99]*(COLUMN()-6);32768)" table:style-name="ce1">
            <text:p>32064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32)/32)" table:style-name="ce1">
            <text:p>3922.343038</text:p>
          </table:table-cell>
          <table:table-cell table:style-name="ce1"/>
          <table:table-cell office:value-type="float" office:value="3922" table:formula="of:=ROUND([.A100];0)" table:style-name="ce1">
            <text:p>3922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922" table:formula="of:=MIN([.$C100]*(COLUMN()-6);32768)" table:style-name="ce1">
            <text:p>3922</text:p>
          </table:table-cell>
          <table:table-cell office:value-type="float" office:value="7844" table:formula="of:=MIN([.$C100]*(COLUMN()-6);32768)" table:style-name="ce1">
            <text:p>7844</text:p>
          </table:table-cell>
          <table:table-cell office:value-type="float" office:value="11766" table:formula="of:=MIN([.$C100]*(COLUMN()-6);32768)" table:style-name="ce1">
            <text:p>11766</text:p>
          </table:table-cell>
          <table:table-cell office:value-type="float" office:value="15688" table:formula="of:=MIN([.$C100]*(COLUMN()-6);32768)" table:style-name="ce1">
            <text:p>15688</text:p>
          </table:table-cell>
          <table:table-cell office:value-type="float" office:value="19610" table:formula="of:=MIN([.$C100]*(COLUMN()-6);32768)" table:style-name="ce1">
            <text:p>19610</text:p>
          </table:table-cell>
          <table:table-cell office:value-type="float" office:value="23532" table:formula="of:=MIN([.$C100]*(COLUMN()-6);32768)" table:style-name="ce1">
            <text:p>23532</text:p>
          </table:table-cell>
          <table:table-cell office:value-type="float" office:value="27454" table:formula="of:=MIN([.$C100]*(COLUMN()-6);32768)" table:style-name="ce1">
            <text:p>27454</text:p>
          </table:table-cell>
          <table:table-cell office:value-type="float" office:value="31376" table:formula="of:=MIN([.$C100]*(COLUMN()-6);32768)" table:style-name="ce1">
            <text:p>31376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32)/32)" table:style-name="ce1">
            <text:p>3838.295315</text:p>
          </table:table-cell>
          <table:table-cell table:style-name="ce1"/>
          <table:table-cell office:value-type="float" office:value="3838" table:formula="of:=ROUND([.A101];0)" table:style-name="ce1">
            <text:p>3838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838" table:formula="of:=MIN([.$C101]*(COLUMN()-6);32768)" table:style-name="ce1">
            <text:p>3838</text:p>
          </table:table-cell>
          <table:table-cell office:value-type="float" office:value="7676" table:formula="of:=MIN([.$C101]*(COLUMN()-6);32768)" table:style-name="ce1">
            <text:p>7676</text:p>
          </table:table-cell>
          <table:table-cell office:value-type="float" office:value="11514" table:formula="of:=MIN([.$C101]*(COLUMN()-6);32768)" table:style-name="ce1">
            <text:p>11514</text:p>
          </table:table-cell>
          <table:table-cell office:value-type="float" office:value="15352" table:formula="of:=MIN([.$C101]*(COLUMN()-6);32768)" table:style-name="ce1">
            <text:p>15352</text:p>
          </table:table-cell>
          <table:table-cell office:value-type="float" office:value="19190" table:formula="of:=MIN([.$C101]*(COLUMN()-6);32768)" table:style-name="ce1">
            <text:p>19190</text:p>
          </table:table-cell>
          <table:table-cell office:value-type="float" office:value="23028" table:formula="of:=MIN([.$C101]*(COLUMN()-6);32768)" table:style-name="ce1">
            <text:p>23028</text:p>
          </table:table-cell>
          <table:table-cell office:value-type="float" office:value="26866" table:formula="of:=MIN([.$C101]*(COLUMN()-6);32768)" table:style-name="ce1">
            <text:p>26866</text:p>
          </table:table-cell>
          <table:table-cell office:value-type="float" office:value="30704" table:formula="of:=MIN([.$C101]*(COLUMN()-6);32768)" table:style-name="ce1">
            <text:p>30704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32)/32)" table:style-name="ce1">
            <text:p>3756.048561</text:p>
          </table:table-cell>
          <table:table-cell table:style-name="ce1"/>
          <table:table-cell office:value-type="float" office:value="3756" table:formula="of:=ROUND([.A102];0)" table:style-name="ce1">
            <text:p>3756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756" table:formula="of:=MIN([.$C102]*(COLUMN()-6);32768)" table:style-name="ce1">
            <text:p>3756</text:p>
          </table:table-cell>
          <table:table-cell office:value-type="float" office:value="7512" table:formula="of:=MIN([.$C102]*(COLUMN()-6);32768)" table:style-name="ce1">
            <text:p>7512</text:p>
          </table:table-cell>
          <table:table-cell office:value-type="float" office:value="11268" table:formula="of:=MIN([.$C102]*(COLUMN()-6);32768)" table:style-name="ce1">
            <text:p>11268</text:p>
          </table:table-cell>
          <table:table-cell office:value-type="float" office:value="15024" table:formula="of:=MIN([.$C102]*(COLUMN()-6);32768)" table:style-name="ce1">
            <text:p>15024</text:p>
          </table:table-cell>
          <table:table-cell office:value-type="float" office:value="18780" table:formula="of:=MIN([.$C102]*(COLUMN()-6);32768)" table:style-name="ce1">
            <text:p>18780</text:p>
          </table:table-cell>
          <table:table-cell office:value-type="float" office:value="22536" table:formula="of:=MIN([.$C102]*(COLUMN()-6);32768)" table:style-name="ce1">
            <text:p>22536</text:p>
          </table:table-cell>
          <table:table-cell office:value-type="float" office:value="26292" table:formula="of:=MIN([.$C102]*(COLUMN()-6);32768)" table:style-name="ce1">
            <text:p>26292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32)/32)" table:style-name="ce1">
            <text:p>3675.564186</text:p>
          </table:table-cell>
          <table:table-cell table:style-name="ce1"/>
          <table:table-cell office:value-type="float" office:value="3676" table:formula="of:=ROUND([.A103];0)" table:style-name="ce1">
            <text:p>3676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3676" table:formula="of:=MIN([.$C103]*(COLUMN()-6);32768)" table:style-name="ce1">
            <text:p>3676</text:p>
          </table:table-cell>
          <table:table-cell office:value-type="float" office:value="7352" table:formula="of:=MIN([.$C103]*(COLUMN()-6);32768)" table:style-name="ce1">
            <text:p>7352</text:p>
          </table:table-cell>
          <table:table-cell office:value-type="float" office:value="11028" table:formula="of:=MIN([.$C103]*(COLUMN()-6);32768)" table:style-name="ce1">
            <text:p>11028</text:p>
          </table:table-cell>
          <table:table-cell office:value-type="float" office:value="14704" table:formula="of:=MIN([.$C103]*(COLUMN()-6);32768)" table:style-name="ce1">
            <text:p>14704</text:p>
          </table:table-cell>
          <table:table-cell office:value-type="float" office:value="18380" table:formula="of:=MIN([.$C103]*(COLUMN()-6);32768)" table:style-name="ce1">
            <text:p>18380</text:p>
          </table:table-cell>
          <table:table-cell office:value-type="float" office:value="22056" table:formula="of:=MIN([.$C103]*(COLUMN()-6);32768)" table:style-name="ce1">
            <text:p>22056</text:p>
          </table:table-cell>
          <table:table-cell office:value-type="float" office:value="25732" table:formula="of:=MIN([.$C103]*(COLUMN()-6);32768)" table:style-name="ce1">
            <text:p>25732</text:p>
          </table:table-cell>
          <table:table-cell office:value-type="float" office:value="29408" table:formula="of:=MIN([.$C103]*(COLUMN()-6);32768)" table:style-name="ce1">
            <text:p>2940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32)/32)" table:style-name="ce1">
            <text:p>3596.804424</text:p>
          </table:table-cell>
          <table:table-cell table:style-name="ce1"/>
          <table:table-cell office:value-type="float" office:value="3597" table:formula="of:=ROUND([.A104];0)" table:style-name="ce1">
            <text:p>3597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3597" table:formula="of:=MIN([.$C104]*(COLUMN()-6);32768)" table:style-name="ce1">
            <text:p>3597</text:p>
          </table:table-cell>
          <table:table-cell office:value-type="float" office:value="7194" table:formula="of:=MIN([.$C104]*(COLUMN()-6);32768)" table:style-name="ce1">
            <text:p>7194</text:p>
          </table:table-cell>
          <table:table-cell office:value-type="float" office:value="10791" table:formula="of:=MIN([.$C104]*(COLUMN()-6);32768)" table:style-name="ce1">
            <text:p>10791</text:p>
          </table:table-cell>
          <table:table-cell office:value-type="float" office:value="14388" table:formula="of:=MIN([.$C104]*(COLUMN()-6);32768)" table:style-name="ce1">
            <text:p>14388</text:p>
          </table:table-cell>
          <table:table-cell office:value-type="float" office:value="17985" table:formula="of:=MIN([.$C104]*(COLUMN()-6);32768)" table:style-name="ce1">
            <text:p>17985</text:p>
          </table:table-cell>
          <table:table-cell office:value-type="float" office:value="21582" table:formula="of:=MIN([.$C104]*(COLUMN()-6);32768)" table:style-name="ce1">
            <text:p>21582</text:p>
          </table:table-cell>
          <table:table-cell office:value-type="float" office:value="25179" table:formula="of:=MIN([.$C104]*(COLUMN()-6);32768)" table:style-name="ce1">
            <text:p>25179</text:p>
          </table:table-cell>
          <table:table-cell office:value-type="float" office:value="28776" table:formula="of:=MIN([.$C104]*(COLUMN()-6);32768)" table:style-name="ce1">
            <text:p>28776</text:p>
          </table:table-cell>
          <table:table-cell office:value-type="float" office:value="32373" table:formula="of:=MIN([.$C104]*(COLUMN()-6);32768)" table:style-name="ce1">
            <text:p>32373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32)/32)" table:style-name="ce1">
            <text:p>3519.732323</text:p>
          </table:table-cell>
          <table:table-cell table:style-name="ce1"/>
          <table:table-cell office:value-type="float" office:value="3520" table:formula="of:=ROUND([.A105];0)" table:style-name="ce1">
            <text:p>352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3520" table:formula="of:=MIN([.$C105]*(COLUMN()-6);32768)" table:style-name="ce1">
            <text:p>3520</text:p>
          </table:table-cell>
          <table:table-cell office:value-type="float" office:value="7040" table:formula="of:=MIN([.$C105]*(COLUMN()-6);32768)" table:style-name="ce1">
            <text:p>7040</text:p>
          </table:table-cell>
          <table:table-cell office:value-type="float" office:value="10560" table:formula="of:=MIN([.$C105]*(COLUMN()-6);32768)" table:style-name="ce1">
            <text:p>10560</text:p>
          </table:table-cell>
          <table:table-cell office:value-type="float" office:value="14080" table:formula="of:=MIN([.$C105]*(COLUMN()-6);32768)" table:style-name="ce1">
            <text:p>14080</text:p>
          </table:table-cell>
          <table:table-cell office:value-type="float" office:value="17600" table:formula="of:=MIN([.$C105]*(COLUMN()-6);32768)" table:style-name="ce1">
            <text:p>17600</text:p>
          </table:table-cell>
          <table:table-cell office:value-type="float" office:value="21120" table:formula="of:=MIN([.$C105]*(COLUMN()-6);32768)" table:style-name="ce1">
            <text:p>21120</text:p>
          </table:table-cell>
          <table:table-cell office:value-type="float" office:value="24640" table:formula="of:=MIN([.$C105]*(COLUMN()-6);32768)" table:style-name="ce1">
            <text:p>24640</text:p>
          </table:table-cell>
          <table:table-cell office:value-type="float" office:value="28160" table:formula="of:=MIN([.$C105]*(COLUMN()-6);32768)" table:style-name="ce1">
            <text:p>28160</text:p>
          </table:table-cell>
          <table:table-cell office:value-type="float" office:value="31680" table:formula="of:=MIN([.$C105]*(COLUMN()-6);32768)" table:style-name="ce1">
            <text:p>31680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32)/32)" table:style-name="ce1">
            <text:p>3444.311717</text:p>
          </table:table-cell>
          <table:table-cell table:style-name="ce1"/>
          <table:table-cell office:value-type="float" office:value="3444" table:formula="of:=ROUND([.A106];0)" table:style-name="ce1">
            <text:p>344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3444" table:formula="of:=MIN([.$C106]*(COLUMN()-6);32768)" table:style-name="ce1">
            <text:p>3444</text:p>
          </table:table-cell>
          <table:table-cell office:value-type="float" office:value="6888" table:formula="of:=MIN([.$C106]*(COLUMN()-6);32768)" table:style-name="ce1">
            <text:p>6888</text:p>
          </table:table-cell>
          <table:table-cell office:value-type="float" office:value="10332" table:formula="of:=MIN([.$C106]*(COLUMN()-6);32768)" table:style-name="ce1">
            <text:p>10332</text:p>
          </table:table-cell>
          <table:table-cell office:value-type="float" office:value="13776" table:formula="of:=MIN([.$C106]*(COLUMN()-6);32768)" table:style-name="ce1">
            <text:p>13776</text:p>
          </table:table-cell>
          <table:table-cell office:value-type="float" office:value="17220" table:formula="of:=MIN([.$C106]*(COLUMN()-6);32768)" table:style-name="ce1">
            <text:p>17220</text:p>
          </table:table-cell>
          <table:table-cell office:value-type="float" office:value="20664" table:formula="of:=MIN([.$C106]*(COLUMN()-6);32768)" table:style-name="ce1">
            <text:p>20664</text:p>
          </table:table-cell>
          <table:table-cell office:value-type="float" office:value="24108" table:formula="of:=MIN([.$C106]*(COLUMN()-6);32768)" table:style-name="ce1">
            <text:p>24108</text:p>
          </table:table-cell>
          <table:table-cell office:value-type="float" office:value="27552" table:formula="of:=MIN([.$C106]*(COLUMN()-6);32768)" table:style-name="ce1">
            <text:p>27552</text:p>
          </table:table-cell>
          <table:table-cell office:value-type="float" office:value="30996" table:formula="of:=MIN([.$C106]*(COLUMN()-6);32768)" table:style-name="ce1">
            <text:p>30996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32)/32)" table:style-name="ce1">
            <text:p>3370.507219</text:p>
          </table:table-cell>
          <table:table-cell table:style-name="ce1"/>
          <table:table-cell office:value-type="float" office:value="3371" table:formula="of:=ROUND([.A107];0)" table:style-name="ce1">
            <text:p>3371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3371" table:formula="of:=MIN([.$C107]*(COLUMN()-6);32768)" table:style-name="ce1">
            <text:p>3371</text:p>
          </table:table-cell>
          <table:table-cell office:value-type="float" office:value="6742" table:formula="of:=MIN([.$C107]*(COLUMN()-6);32768)" table:style-name="ce1">
            <text:p>6742</text:p>
          </table:table-cell>
          <table:table-cell office:value-type="float" office:value="10113" table:formula="of:=MIN([.$C107]*(COLUMN()-6);32768)" table:style-name="ce1">
            <text:p>10113</text:p>
          </table:table-cell>
          <table:table-cell office:value-type="float" office:value="13484" table:formula="of:=MIN([.$C107]*(COLUMN()-6);32768)" table:style-name="ce1">
            <text:p>13484</text:p>
          </table:table-cell>
          <table:table-cell office:value-type="float" office:value="16855" table:formula="of:=MIN([.$C107]*(COLUMN()-6);32768)" table:style-name="ce1">
            <text:p>16855</text:p>
          </table:table-cell>
          <table:table-cell office:value-type="float" office:value="20226" table:formula="of:=MIN([.$C107]*(COLUMN()-6);32768)" table:style-name="ce1">
            <text:p>20226</text:p>
          </table:table-cell>
          <table:table-cell office:value-type="float" office:value="23597" table:formula="of:=MIN([.$C107]*(COLUMN()-6);32768)" table:style-name="ce1">
            <text:p>23597</text:p>
          </table:table-cell>
          <table:table-cell office:value-type="float" office:value="26968" table:formula="of:=MIN([.$C107]*(COLUMN()-6);32768)" table:style-name="ce1">
            <text:p>26968</text:p>
          </table:table-cell>
          <table:table-cell office:value-type="float" office:value="30339" table:formula="of:=MIN([.$C107]*(COLUMN()-6);32768)" table:style-name="ce1">
            <text:p>30339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32)/32)" table:style-name="ce1">
            <text:p>3298.2842</text:p>
          </table:table-cell>
          <table:table-cell table:style-name="ce1"/>
          <table:table-cell office:value-type="float" office:value="3298" table:formula="of:=ROUND([.A108];0)" table:style-name="ce1">
            <text:p>32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3298" table:formula="of:=MIN([.$C108]*(COLUMN()-6);32768)" table:style-name="ce1">
            <text:p>3298</text:p>
          </table:table-cell>
          <table:table-cell office:value-type="float" office:value="6596" table:formula="of:=MIN([.$C108]*(COLUMN()-6);32768)" table:style-name="ce1">
            <text:p>6596</text:p>
          </table:table-cell>
          <table:table-cell office:value-type="float" office:value="9894" table:formula="of:=MIN([.$C108]*(COLUMN()-6);32768)" table:style-name="ce1">
            <text:p>9894</text:p>
          </table:table-cell>
          <table:table-cell office:value-type="float" office:value="13192" table:formula="of:=MIN([.$C108]*(COLUMN()-6);32768)" table:style-name="ce1">
            <text:p>13192</text:p>
          </table:table-cell>
          <table:table-cell office:value-type="float" office:value="16490" table:formula="of:=MIN([.$C108]*(COLUMN()-6);32768)" table:style-name="ce1">
            <text:p>16490</text:p>
          </table:table-cell>
          <table:table-cell office:value-type="float" office:value="19788" table:formula="of:=MIN([.$C108]*(COLUMN()-6);32768)" table:style-name="ce1">
            <text:p>19788</text:p>
          </table:table-cell>
          <table:table-cell office:value-type="float" office:value="23086" table:formula="of:=MIN([.$C108]*(COLUMN()-6);32768)" table:style-name="ce1">
            <text:p>23086</text:p>
          </table:table-cell>
          <table:table-cell office:value-type="float" office:value="26384" table:formula="of:=MIN([.$C108]*(COLUMN()-6);32768)" table:style-name="ce1">
            <text:p>26384</text:p>
          </table:table-cell>
          <table:table-cell office:value-type="float" office:value="29682" table:formula="of:=MIN([.$C108]*(COLUMN()-6);32768)" table:style-name="ce1">
            <text:p>29682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32)/32)" table:style-name="ce1">
            <text:p>3227.608771</text:p>
          </table:table-cell>
          <table:table-cell table:style-name="ce1"/>
          <table:table-cell office:value-type="float" office:value="3228" table:formula="of:=ROUND([.A109];0)" table:style-name="ce1">
            <text:p>3228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3228" table:formula="of:=MIN([.$C109]*(COLUMN()-6);32768)" table:style-name="ce1">
            <text:p>3228</text:p>
          </table:table-cell>
          <table:table-cell office:value-type="float" office:value="6456" table:formula="of:=MIN([.$C109]*(COLUMN()-6);32768)" table:style-name="ce1">
            <text:p>6456</text:p>
          </table:table-cell>
          <table:table-cell office:value-type="float" office:value="9684" table:formula="of:=MIN([.$C109]*(COLUMN()-6);32768)" table:style-name="ce1">
            <text:p>9684</text:p>
          </table:table-cell>
          <table:table-cell office:value-type="float" office:value="12912" table:formula="of:=MIN([.$C109]*(COLUMN()-6);32768)" table:style-name="ce1">
            <text:p>12912</text:p>
          </table:table-cell>
          <table:table-cell office:value-type="float" office:value="16140" table:formula="of:=MIN([.$C109]*(COLUMN()-6);32768)" table:style-name="ce1">
            <text:p>16140</text:p>
          </table:table-cell>
          <table:table-cell office:value-type="float" office:value="19368" table:formula="of:=MIN([.$C109]*(COLUMN()-6);32768)" table:style-name="ce1">
            <text:p>19368</text:p>
          </table:table-cell>
          <table:table-cell office:value-type="float" office:value="22596" table:formula="of:=MIN([.$C109]*(COLUMN()-6);32768)" table:style-name="ce1">
            <text:p>22596</text:p>
          </table:table-cell>
          <table:table-cell office:value-type="float" office:value="25824" table:formula="of:=MIN([.$C109]*(COLUMN()-6);32768)" table:style-name="ce1">
            <text:p>25824</text:p>
          </table:table-cell>
          <table:table-cell office:value-type="float" office:value="29052" table:formula="of:=MIN([.$C109]*(COLUMN()-6);32768)" table:style-name="ce1">
            <text:p>29052</text:p>
          </table:table-cell>
          <table:table-cell office:value-type="float" office:value="32280" table:formula="of:=MIN([.$C109]*(COLUMN()-6);32768)" table:style-name="ce1">
            <text:p>32280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32)/32)" table:style-name="ce1">
            <text:p>3158.44777</text:p>
          </table:table-cell>
          <table:table-cell table:style-name="ce1"/>
          <table:table-cell office:value-type="float" office:value="3158" table:formula="of:=ROUND([.A110];0)" table:style-name="ce1">
            <text:p>315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3158" table:formula="of:=MIN([.$C110]*(COLUMN()-6);32768)" table:style-name="ce1">
            <text:p>3158</text:p>
          </table:table-cell>
          <table:table-cell office:value-type="float" office:value="6316" table:formula="of:=MIN([.$C110]*(COLUMN()-6);32768)" table:style-name="ce1">
            <text:p>6316</text:p>
          </table:table-cell>
          <table:table-cell office:value-type="float" office:value="9474" table:formula="of:=MIN([.$C110]*(COLUMN()-6);32768)" table:style-name="ce1">
            <text:p>9474</text:p>
          </table:table-cell>
          <table:table-cell office:value-type="float" office:value="12632" table:formula="of:=MIN([.$C110]*(COLUMN()-6);32768)" table:style-name="ce1">
            <text:p>12632</text:p>
          </table:table-cell>
          <table:table-cell office:value-type="float" office:value="15790" table:formula="of:=MIN([.$C110]*(COLUMN()-6);32768)" table:style-name="ce1">
            <text:p>15790</text:p>
          </table:table-cell>
          <table:table-cell office:value-type="float" office:value="18948" table:formula="of:=MIN([.$C110]*(COLUMN()-6);32768)" table:style-name="ce1">
            <text:p>18948</text:p>
          </table:table-cell>
          <table:table-cell office:value-type="float" office:value="22106" table:formula="of:=MIN([.$C110]*(COLUMN()-6);32768)" table:style-name="ce1">
            <text:p>22106</text:p>
          </table:table-cell>
          <table:table-cell office:value-type="float" office:value="25264" table:formula="of:=MIN([.$C110]*(COLUMN()-6);32768)" table:style-name="ce1">
            <text:p>25264</text:p>
          </table:table-cell>
          <table:table-cell office:value-type="float" office:value="28422" table:formula="of:=MIN([.$C110]*(COLUMN()-6);32768)" table:style-name="ce1">
            <text:p>28422</text:p>
          </table:table-cell>
          <table:table-cell office:value-type="float" office:value="31580" table:formula="of:=MIN([.$C110]*(COLUMN()-6);32768)" table:style-name="ce1">
            <text:p>31580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32)/32)" table:style-name="ce1">
            <text:p>3090.768748</text:p>
          </table:table-cell>
          <table:table-cell table:style-name="ce1"/>
          <table:table-cell office:value-type="float" office:value="3091" table:formula="of:=ROUND([.A111];0)" table:style-name="ce1">
            <text:p>3091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3091" table:formula="of:=MIN([.$C111]*(COLUMN()-6);32768)" table:style-name="ce1">
            <text:p>3091</text:p>
          </table:table-cell>
          <table:table-cell office:value-type="float" office:value="6182" table:formula="of:=MIN([.$C111]*(COLUMN()-6);32768)" table:style-name="ce1">
            <text:p>6182</text:p>
          </table:table-cell>
          <table:table-cell office:value-type="float" office:value="9273" table:formula="of:=MIN([.$C111]*(COLUMN()-6);32768)" table:style-name="ce1">
            <text:p>9273</text:p>
          </table:table-cell>
          <table:table-cell office:value-type="float" office:value="12364" table:formula="of:=MIN([.$C111]*(COLUMN()-6);32768)" table:style-name="ce1">
            <text:p>12364</text:p>
          </table:table-cell>
          <table:table-cell office:value-type="float" office:value="15455" table:formula="of:=MIN([.$C111]*(COLUMN()-6);32768)" table:style-name="ce1">
            <text:p>15455</text:p>
          </table:table-cell>
          <table:table-cell office:value-type="float" office:value="18546" table:formula="of:=MIN([.$C111]*(COLUMN()-6);32768)" table:style-name="ce1">
            <text:p>18546</text:p>
          </table:table-cell>
          <table:table-cell office:value-type="float" office:value="21637" table:formula="of:=MIN([.$C111]*(COLUMN()-6);32768)" table:style-name="ce1">
            <text:p>21637</text:p>
          </table:table-cell>
          <table:table-cell office:value-type="float" office:value="24728" table:formula="of:=MIN([.$C111]*(COLUMN()-6);32768)" table:style-name="ce1">
            <text:p>24728</text:p>
          </table:table-cell>
          <table:table-cell office:value-type="float" office:value="27819" table:formula="of:=MIN([.$C111]*(COLUMN()-6);32768)" table:style-name="ce1">
            <text:p>27819</text:p>
          </table:table-cell>
          <table:table-cell office:value-type="float" office:value="30910" table:formula="of:=MIN([.$C111]*(COLUMN()-6);32768)" table:style-name="ce1">
            <text:p>30910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32)/32)" table:style-name="ce1">
            <text:p>3024.539947</text:p>
          </table:table-cell>
          <table:table-cell table:style-name="ce1"/>
          <table:table-cell office:value-type="float" office:value="3025" table:formula="of:=ROUND([.A112];0)" table:style-name="ce1">
            <text:p>302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3025" table:formula="of:=MIN([.$C112]*(COLUMN()-6);32768)" table:style-name="ce1">
            <text:p>3025</text:p>
          </table:table-cell>
          <table:table-cell office:value-type="float" office:value="6050" table:formula="of:=MIN([.$C112]*(COLUMN()-6);32768)" table:style-name="ce1">
            <text:p>6050</text:p>
          </table:table-cell>
          <table:table-cell office:value-type="float" office:value="9075" table:formula="of:=MIN([.$C112]*(COLUMN()-6);32768)" table:style-name="ce1">
            <text:p>9075</text:p>
          </table:table-cell>
          <table:table-cell office:value-type="float" office:value="12100" table:formula="of:=MIN([.$C112]*(COLUMN()-6);32768)" table:style-name="ce1">
            <text:p>12100</text:p>
          </table:table-cell>
          <table:table-cell office:value-type="float" office:value="15125" table:formula="of:=MIN([.$C112]*(COLUMN()-6);32768)" table:style-name="ce1">
            <text:p>15125</text:p>
          </table:table-cell>
          <table:table-cell office:value-type="float" office:value="18150" table:formula="of:=MIN([.$C112]*(COLUMN()-6);32768)" table:style-name="ce1">
            <text:p>18150</text:p>
          </table:table-cell>
          <table:table-cell office:value-type="float" office:value="21175" table:formula="of:=MIN([.$C112]*(COLUMN()-6);32768)" table:style-name="ce1">
            <text:p>21175</text:p>
          </table:table-cell>
          <table:table-cell office:value-type="float" office:value="24200" table:formula="of:=MIN([.$C112]*(COLUMN()-6);32768)" table:style-name="ce1">
            <text:p>24200</text:p>
          </table:table-cell>
          <table:table-cell office:value-type="float" office:value="27225" table:formula="of:=MIN([.$C112]*(COLUMN()-6);32768)" table:style-name="ce1">
            <text:p>27225</text:p>
          </table:table-cell>
          <table:table-cell office:value-type="float" office:value="30250" table:formula="of:=MIN([.$C112]*(COLUMN()-6);32768)" table:style-name="ce1">
            <text:p>30250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32)/32)" table:style-name="ce1">
            <text:p>2959.730293</text:p>
          </table:table-cell>
          <table:table-cell table:style-name="ce1"/>
          <table:table-cell office:value-type="float" office:value="2960" table:formula="of:=ROUND([.A113];0)" table:style-name="ce1">
            <text:p>2960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960" table:formula="of:=MIN([.$C113]*(COLUMN()-6);32768)" table:style-name="ce1">
            <text:p>2960</text:p>
          </table:table-cell>
          <table:table-cell office:value-type="float" office:value="5920" table:formula="of:=MIN([.$C113]*(COLUMN()-6);32768)" table:style-name="ce1">
            <text:p>5920</text:p>
          </table:table-cell>
          <table:table-cell office:value-type="float" office:value="8880" table:formula="of:=MIN([.$C113]*(COLUMN()-6);32768)" table:style-name="ce1">
            <text:p>8880</text:p>
          </table:table-cell>
          <table:table-cell office:value-type="float" office:value="11840" table:formula="of:=MIN([.$C113]*(COLUMN()-6);32768)" table:style-name="ce1">
            <text:p>11840</text:p>
          </table:table-cell>
          <table:table-cell office:value-type="float" office:value="14800" table:formula="of:=MIN([.$C113]*(COLUMN()-6);32768)" table:style-name="ce1">
            <text:p>14800</text:p>
          </table:table-cell>
          <table:table-cell office:value-type="float" office:value="17760" table:formula="of:=MIN([.$C113]*(COLUMN()-6);32768)" table:style-name="ce1">
            <text:p>17760</text:p>
          </table:table-cell>
          <table:table-cell office:value-type="float" office:value="20720" table:formula="of:=MIN([.$C113]*(COLUMN()-6);32768)" table:style-name="ce1">
            <text:p>20720</text:p>
          </table:table-cell>
          <table:table-cell office:value-type="float" office:value="23680" table:formula="of:=MIN([.$C113]*(COLUMN()-6);32768)" table:style-name="ce1">
            <text:p>23680</text:p>
          </table:table-cell>
          <table:table-cell office:value-type="float" office:value="26640" table:formula="of:=MIN([.$C113]*(COLUMN()-6);32768)" table:style-name="ce1">
            <text:p>26640</text:p>
          </table:table-cell>
          <table:table-cell office:value-type="float" office:value="29600" table:formula="of:=MIN([.$C113]*(COLUMN()-6);32768)" table:style-name="ce1">
            <text:p>29600</text:p>
          </table:table-cell>
          <table:table-cell office:value-type="float" office:value="32560" table:formula="of:=MIN([.$C113]*(COLUMN()-6);32768)" table:style-name="ce1">
            <text:p>32560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32)/32)" table:style-name="ce1">
            <text:p>2896.309376</text:p>
          </table:table-cell>
          <table:table-cell table:style-name="ce1"/>
          <table:table-cell office:value-type="float" office:value="2896" table:formula="of:=ROUND([.A114];0)" table:style-name="ce1">
            <text:p>2896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896" table:formula="of:=MIN([.$C114]*(COLUMN()-6);32768)" table:style-name="ce1">
            <text:p>2896</text:p>
          </table:table-cell>
          <table:table-cell office:value-type="float" office:value="5792" table:formula="of:=MIN([.$C114]*(COLUMN()-6);32768)" table:style-name="ce1">
            <text:p>5792</text:p>
          </table:table-cell>
          <table:table-cell office:value-type="float" office:value="8688" table:formula="of:=MIN([.$C114]*(COLUMN()-6);32768)" table:style-name="ce1">
            <text:p>8688</text:p>
          </table:table-cell>
          <table:table-cell office:value-type="float" office:value="11584" table:formula="of:=MIN([.$C114]*(COLUMN()-6);32768)" table:style-name="ce1">
            <text:p>11584</text:p>
          </table:table-cell>
          <table:table-cell office:value-type="float" office:value="14480" table:formula="of:=MIN([.$C114]*(COLUMN()-6);32768)" table:style-name="ce1">
            <text:p>14480</text:p>
          </table:table-cell>
          <table:table-cell office:value-type="float" office:value="17376" table:formula="of:=MIN([.$C114]*(COLUMN()-6);32768)" table:style-name="ce1">
            <text:p>17376</text:p>
          </table:table-cell>
          <table:table-cell office:value-type="float" office:value="20272" table:formula="of:=MIN([.$C114]*(COLUMN()-6);32768)" table:style-name="ce1">
            <text:p>20272</text:p>
          </table:table-cell>
          <table:table-cell office:value-type="float" office:value="23168" table:formula="of:=MIN([.$C114]*(COLUMN()-6);32768)" table:style-name="ce1">
            <text:p>23168</text:p>
          </table:table-cell>
          <table:table-cell office:value-type="float" office:value="26064" table:formula="of:=MIN([.$C114]*(COLUMN()-6);32768)" table:style-name="ce1">
            <text:p>26064</text:p>
          </table:table-cell>
          <table:table-cell office:value-type="float" office:value="28960" table:formula="of:=MIN([.$C114]*(COLUMN()-6);32768)" table:style-name="ce1">
            <text:p>28960</text:p>
          </table:table-cell>
          <table:table-cell office:value-type="float" office:value="31856" table:formula="of:=MIN([.$C114]*(COLUMN()-6);32768)" table:style-name="ce1">
            <text:p>3185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32)/32)" table:style-name="ce1">
            <text:p>2834.247438</text:p>
          </table:table-cell>
          <table:table-cell table:style-name="ce1"/>
          <table:table-cell office:value-type="float" office:value="2834" table:formula="of:=ROUND([.A115];0)" table:style-name="ce1">
            <text:p>283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834" table:formula="of:=MIN([.$C115]*(COLUMN()-6);32768)" table:style-name="ce1">
            <text:p>2834</text:p>
          </table:table-cell>
          <table:table-cell office:value-type="float" office:value="5668" table:formula="of:=MIN([.$C115]*(COLUMN()-6);32768)" table:style-name="ce1">
            <text:p>5668</text:p>
          </table:table-cell>
          <table:table-cell office:value-type="float" office:value="8502" table:formula="of:=MIN([.$C115]*(COLUMN()-6);32768)" table:style-name="ce1">
            <text:p>8502</text:p>
          </table:table-cell>
          <table:table-cell office:value-type="float" office:value="11336" table:formula="of:=MIN([.$C115]*(COLUMN()-6);32768)" table:style-name="ce1">
            <text:p>11336</text:p>
          </table:table-cell>
          <table:table-cell office:value-type="float" office:value="14170" table:formula="of:=MIN([.$C115]*(COLUMN()-6);32768)" table:style-name="ce1">
            <text:p>14170</text:p>
          </table:table-cell>
          <table:table-cell office:value-type="float" office:value="17004" table:formula="of:=MIN([.$C115]*(COLUMN()-6);32768)" table:style-name="ce1">
            <text:p>17004</text:p>
          </table:table-cell>
          <table:table-cell office:value-type="float" office:value="19838" table:formula="of:=MIN([.$C115]*(COLUMN()-6);32768)" table:style-name="ce1">
            <text:p>19838</text:p>
          </table:table-cell>
          <table:table-cell office:value-type="float" office:value="22672" table:formula="of:=MIN([.$C115]*(COLUMN()-6);32768)" table:style-name="ce1">
            <text:p>22672</text:p>
          </table:table-cell>
          <table:table-cell office:value-type="float" office:value="25506" table:formula="of:=MIN([.$C115]*(COLUMN()-6);32768)" table:style-name="ce1">
            <text:p>25506</text:p>
          </table:table-cell>
          <table:table-cell office:value-type="float" office:value="28340" table:formula="of:=MIN([.$C115]*(COLUMN()-6);32768)" table:style-name="ce1">
            <text:p>28340</text:p>
          </table:table-cell>
          <table:table-cell office:value-type="float" office:value="31174" table:formula="of:=MIN([.$C115]*(COLUMN()-6);32768)" table:style-name="ce1">
            <text:p>311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32)/32)" table:style-name="ce1">
            <text:p>2773.51536</text:p>
          </table:table-cell>
          <table:table-cell table:style-name="ce1"/>
          <table:table-cell office:value-type="float" office:value="2774" table:formula="of:=ROUND([.A116];0)" table:style-name="ce1">
            <text:p>2774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774" table:formula="of:=MIN([.$C116]*(COLUMN()-6);32768)" table:style-name="ce1">
            <text:p>2774</text:p>
          </table:table-cell>
          <table:table-cell office:value-type="float" office:value="5548" table:formula="of:=MIN([.$C116]*(COLUMN()-6);32768)" table:style-name="ce1">
            <text:p>5548</text:p>
          </table:table-cell>
          <table:table-cell office:value-type="float" office:value="8322" table:formula="of:=MIN([.$C116]*(COLUMN()-6);32768)" table:style-name="ce1">
            <text:p>8322</text:p>
          </table:table-cell>
          <table:table-cell office:value-type="float" office:value="11096" table:formula="of:=MIN([.$C116]*(COLUMN()-6);32768)" table:style-name="ce1">
            <text:p>11096</text:p>
          </table:table-cell>
          <table:table-cell office:value-type="float" office:value="13870" table:formula="of:=MIN([.$C116]*(COLUMN()-6);32768)" table:style-name="ce1">
            <text:p>13870</text:p>
          </table:table-cell>
          <table:table-cell office:value-type="float" office:value="16644" table:formula="of:=MIN([.$C116]*(COLUMN()-6);32768)" table:style-name="ce1">
            <text:p>16644</text:p>
          </table:table-cell>
          <table:table-cell office:value-type="float" office:value="19418" table:formula="of:=MIN([.$C116]*(COLUMN()-6);32768)" table:style-name="ce1">
            <text:p>19418</text:p>
          </table:table-cell>
          <table:table-cell office:value-type="float" office:value="22192" table:formula="of:=MIN([.$C116]*(COLUMN()-6);32768)" table:style-name="ce1">
            <text:p>22192</text:p>
          </table:table-cell>
          <table:table-cell office:value-type="float" office:value="24966" table:formula="of:=MIN([.$C116]*(COLUMN()-6);32768)" table:style-name="ce1">
            <text:p>24966</text:p>
          </table:table-cell>
          <table:table-cell office:value-type="float" office:value="27740" table:formula="of:=MIN([.$C116]*(COLUMN()-6);32768)" table:style-name="ce1">
            <text:p>27740</text:p>
          </table:table-cell>
          <table:table-cell office:value-type="float" office:value="30514" table:formula="of:=MIN([.$C116]*(COLUMN()-6);32768)" table:style-name="ce1">
            <text:p>30514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32)/32)" table:style-name="ce1">
            <text:p>2714.084645</text:p>
          </table:table-cell>
          <table:table-cell table:style-name="ce1"/>
          <table:table-cell office:value-type="float" office:value="2714" table:formula="of:=ROUND([.A117];0)" table:style-name="ce1">
            <text:p>2714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714" table:formula="of:=MIN([.$C117]*(COLUMN()-6);32768)" table:style-name="ce1">
            <text:p>2714</text:p>
          </table:table-cell>
          <table:table-cell office:value-type="float" office:value="5428" table:formula="of:=MIN([.$C117]*(COLUMN()-6);32768)" table:style-name="ce1">
            <text:p>5428</text:p>
          </table:table-cell>
          <table:table-cell office:value-type="float" office:value="8142" table:formula="of:=MIN([.$C117]*(COLUMN()-6);32768)" table:style-name="ce1">
            <text:p>8142</text:p>
          </table:table-cell>
          <table:table-cell office:value-type="float" office:value="10856" table:formula="of:=MIN([.$C117]*(COLUMN()-6);32768)" table:style-name="ce1">
            <text:p>10856</text:p>
          </table:table-cell>
          <table:table-cell office:value-type="float" office:value="13570" table:formula="of:=MIN([.$C117]*(COLUMN()-6);32768)" table:style-name="ce1">
            <text:p>13570</text:p>
          </table:table-cell>
          <table:table-cell office:value-type="float" office:value="16284" table:formula="of:=MIN([.$C117]*(COLUMN()-6);32768)" table:style-name="ce1">
            <text:p>16284</text:p>
          </table:table-cell>
          <table:table-cell office:value-type="float" office:value="18998" table:formula="of:=MIN([.$C117]*(COLUMN()-6);32768)" table:style-name="ce1">
            <text:p>18998</text:p>
          </table:table-cell>
          <table:table-cell office:value-type="float" office:value="21712" table:formula="of:=MIN([.$C117]*(COLUMN()-6);32768)" table:style-name="ce1">
            <text:p>21712</text:p>
          </table:table-cell>
          <table:table-cell office:value-type="float" office:value="24426" table:formula="of:=MIN([.$C117]*(COLUMN()-6);32768)" table:style-name="ce1">
            <text:p>24426</text:p>
          </table:table-cell>
          <table:table-cell office:value-type="float" office:value="27140" table:formula="of:=MIN([.$C117]*(COLUMN()-6);32768)" table:style-name="ce1">
            <text:p>27140</text:p>
          </table:table-cell>
          <table:table-cell office:value-type="float" office:value="29854" table:formula="of:=MIN([.$C117]*(COLUMN()-6);32768)" table:style-name="ce1">
            <text:p>29854</text:p>
          </table:table-cell>
          <table:table-cell office:value-type="float" office:value="32568" table:formula="of:=MIN([.$C117]*(COLUMN()-6);32768)" table:style-name="ce1">
            <text:p>325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32)/32)" table:style-name="ce1">
            <text:p>2655.927408</text:p>
          </table:table-cell>
          <table:table-cell table:style-name="ce1"/>
          <table:table-cell office:value-type="float" office:value="2656" table:formula="of:=ROUND([.A118];0)" table:style-name="ce1">
            <text:p>2656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656" table:formula="of:=MIN([.$C118]*(COLUMN()-6);32768)" table:style-name="ce1">
            <text:p>2656</text:p>
          </table:table-cell>
          <table:table-cell office:value-type="float" office:value="5312" table:formula="of:=MIN([.$C118]*(COLUMN()-6);32768)" table:style-name="ce1">
            <text:p>5312</text:p>
          </table:table-cell>
          <table:table-cell office:value-type="float" office:value="7968" table:formula="of:=MIN([.$C118]*(COLUMN()-6);32768)" table:style-name="ce1">
            <text:p>7968</text:p>
          </table:table-cell>
          <table:table-cell office:value-type="float" office:value="10624" table:formula="of:=MIN([.$C118]*(COLUMN()-6);32768)" table:style-name="ce1">
            <text:p>10624</text:p>
          </table:table-cell>
          <table:table-cell office:value-type="float" office:value="13280" table:formula="of:=MIN([.$C118]*(COLUMN()-6);32768)" table:style-name="ce1">
            <text:p>13280</text:p>
          </table:table-cell>
          <table:table-cell office:value-type="float" office:value="15936" table:formula="of:=MIN([.$C118]*(COLUMN()-6);32768)" table:style-name="ce1">
            <text:p>15936</text:p>
          </table:table-cell>
          <table:table-cell office:value-type="float" office:value="18592" table:formula="of:=MIN([.$C118]*(COLUMN()-6);32768)" table:style-name="ce1">
            <text:p>18592</text:p>
          </table:table-cell>
          <table:table-cell office:value-type="float" office:value="21248" table:formula="of:=MIN([.$C118]*(COLUMN()-6);32768)" table:style-name="ce1">
            <text:p>21248</text:p>
          </table:table-cell>
          <table:table-cell office:value-type="float" office:value="23904" table:formula="of:=MIN([.$C118]*(COLUMN()-6);32768)" table:style-name="ce1">
            <text:p>23904</text:p>
          </table:table-cell>
          <table:table-cell office:value-type="float" office:value="26560" table:formula="of:=MIN([.$C118]*(COLUMN()-6);32768)" table:style-name="ce1">
            <text:p>26560</text:p>
          </table:table-cell>
          <table:table-cell office:value-type="float" office:value="29216" table:formula="of:=MIN([.$C118]*(COLUMN()-6);32768)" table:style-name="ce1">
            <text:p>29216</text:p>
          </table:table-cell>
          <table:table-cell office:value-type="float" office:value="31872" table:formula="of:=MIN([.$C118]*(COLUMN()-6);32768)" table:style-name="ce1">
            <text:p>31872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32)/32)" table:style-name="ce1">
            <text:p>2599.01636</text:p>
          </table:table-cell>
          <table:table-cell table:style-name="ce1"/>
          <table:table-cell office:value-type="float" office:value="2599" table:formula="of:=ROUND([.A119];0)" table:style-name="ce1">
            <text:p>259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599" table:formula="of:=MIN([.$C119]*(COLUMN()-6);32768)" table:style-name="ce1">
            <text:p>2599</text:p>
          </table:table-cell>
          <table:table-cell office:value-type="float" office:value="5198" table:formula="of:=MIN([.$C119]*(COLUMN()-6);32768)" table:style-name="ce1">
            <text:p>5198</text:p>
          </table:table-cell>
          <table:table-cell office:value-type="float" office:value="7797" table:formula="of:=MIN([.$C119]*(COLUMN()-6);32768)" table:style-name="ce1">
            <text:p>7797</text:p>
          </table:table-cell>
          <table:table-cell office:value-type="float" office:value="10396" table:formula="of:=MIN([.$C119]*(COLUMN()-6);32768)" table:style-name="ce1">
            <text:p>10396</text:p>
          </table:table-cell>
          <table:table-cell office:value-type="float" office:value="12995" table:formula="of:=MIN([.$C119]*(COLUMN()-6);32768)" table:style-name="ce1">
            <text:p>12995</text:p>
          </table:table-cell>
          <table:table-cell office:value-type="float" office:value="15594" table:formula="of:=MIN([.$C119]*(COLUMN()-6);32768)" table:style-name="ce1">
            <text:p>15594</text:p>
          </table:table-cell>
          <table:table-cell office:value-type="float" office:value="18193" table:formula="of:=MIN([.$C119]*(COLUMN()-6);32768)" table:style-name="ce1">
            <text:p>18193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23391" table:formula="of:=MIN([.$C119]*(COLUMN()-6);32768)" table:style-name="ce1">
            <text:p>23391</text:p>
          </table:table-cell>
          <table:table-cell office:value-type="float" office:value="25990" table:formula="of:=MIN([.$C119]*(COLUMN()-6);32768)" table:style-name="ce1">
            <text:p>25990</text:p>
          </table:table-cell>
          <table:table-cell office:value-type="float" office:value="28589" table:formula="of:=MIN([.$C119]*(COLUMN()-6);32768)" table:style-name="ce1">
            <text:p>28589</text:p>
          </table:table-cell>
          <table:table-cell office:value-type="float" office:value="31188" table:formula="of:=MIN([.$C119]*(COLUMN()-6);32768)" table:style-name="ce1">
            <text:p>3118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32)/32)" table:style-name="ce1">
            <text:p>2543.324799</text:p>
          </table:table-cell>
          <table:table-cell table:style-name="ce1"/>
          <table:table-cell office:value-type="float" office:value="2543" table:formula="of:=ROUND([.A120];0)" table:style-name="ce1">
            <text:p>2543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543" table:formula="of:=MIN([.$C120]*(COLUMN()-6);32768)" table:style-name="ce1">
            <text:p>2543</text:p>
          </table:table-cell>
          <table:table-cell office:value-type="float" office:value="5086" table:formula="of:=MIN([.$C120]*(COLUMN()-6);32768)" table:style-name="ce1">
            <text:p>5086</text:p>
          </table:table-cell>
          <table:table-cell office:value-type="float" office:value="7629" table:formula="of:=MIN([.$C120]*(COLUMN()-6);32768)" table:style-name="ce1">
            <text:p>7629</text:p>
          </table:table-cell>
          <table:table-cell office:value-type="float" office:value="10172" table:formula="of:=MIN([.$C120]*(COLUMN()-6);32768)" table:style-name="ce1">
            <text:p>10172</text:p>
          </table:table-cell>
          <table:table-cell office:value-type="float" office:value="12715" table:formula="of:=MIN([.$C120]*(COLUMN()-6);32768)" table:style-name="ce1">
            <text:p>12715</text:p>
          </table:table-cell>
          <table:table-cell office:value-type="float" office:value="15258" table:formula="of:=MIN([.$C120]*(COLUMN()-6);32768)" table:style-name="ce1">
            <text:p>15258</text:p>
          </table:table-cell>
          <table:table-cell office:value-type="float" office:value="17801" table:formula="of:=MIN([.$C120]*(COLUMN()-6);32768)" table:style-name="ce1">
            <text:p>17801</text:p>
          </table:table-cell>
          <table:table-cell office:value-type="float" office:value="20344" table:formula="of:=MIN([.$C120]*(COLUMN()-6);32768)" table:style-name="ce1">
            <text:p>20344</text:p>
          </table:table-cell>
          <table:table-cell office:value-type="float" office:value="22887" table:formula="of:=MIN([.$C120]*(COLUMN()-6);32768)" table:style-name="ce1">
            <text:p>22887</text:p>
          </table:table-cell>
          <table:table-cell office:value-type="float" office:value="25430" table:formula="of:=MIN([.$C120]*(COLUMN()-6);32768)" table:style-name="ce1">
            <text:p>25430</text:p>
          </table:table-cell>
          <table:table-cell office:value-type="float" office:value="27973" table:formula="of:=MIN([.$C120]*(COLUMN()-6);32768)" table:style-name="ce1">
            <text:p>27973</text:p>
          </table:table-cell>
          <table:table-cell office:value-type="float" office:value="30516" table:formula="of:=MIN([.$C120]*(COLUMN()-6);32768)" table:style-name="ce1">
            <text:p>30516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32)/32)" table:style-name="ce1">
            <text:p>2488.826593</text:p>
          </table:table-cell>
          <table:table-cell table:style-name="ce1"/>
          <table:table-cell office:value-type="float" office:value="2489" table:formula="of:=ROUND([.A121];0)" table:style-name="ce1">
            <text:p>2489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2489" table:formula="of:=MIN([.$C121]*(COLUMN()-6);32768)" table:style-name="ce1">
            <text:p>2489</text:p>
          </table:table-cell>
          <table:table-cell office:value-type="float" office:value="4978" table:formula="of:=MIN([.$C121]*(COLUMN()-6);32768)" table:style-name="ce1">
            <text:p>4978</text:p>
          </table:table-cell>
          <table:table-cell office:value-type="float" office:value="7467" table:formula="of:=MIN([.$C121]*(COLUMN()-6);32768)" table:style-name="ce1">
            <text:p>7467</text:p>
          </table:table-cell>
          <table:table-cell office:value-type="float" office:value="9956" table:formula="of:=MIN([.$C121]*(COLUMN()-6);32768)" table:style-name="ce1">
            <text:p>9956</text:p>
          </table:table-cell>
          <table:table-cell office:value-type="float" office:value="12445" table:formula="of:=MIN([.$C121]*(COLUMN()-6);32768)" table:style-name="ce1">
            <text:p>12445</text:p>
          </table:table-cell>
          <table:table-cell office:value-type="float" office:value="14934" table:formula="of:=MIN([.$C121]*(COLUMN()-6);32768)" table:style-name="ce1">
            <text:p>14934</text:p>
          </table:table-cell>
          <table:table-cell office:value-type="float" office:value="17423" table:formula="of:=MIN([.$C121]*(COLUMN()-6);32768)" table:style-name="ce1">
            <text:p>17423</text:p>
          </table:table-cell>
          <table:table-cell office:value-type="float" office:value="19912" table:formula="of:=MIN([.$C121]*(COLUMN()-6);32768)" table:style-name="ce1">
            <text:p>19912</text:p>
          </table:table-cell>
          <table:table-cell office:value-type="float" office:value="22401" table:formula="of:=MIN([.$C121]*(COLUMN()-6);32768)" table:style-name="ce1">
            <text:p>22401</text:p>
          </table:table-cell>
          <table:table-cell office:value-type="float" office:value="24890" table:formula="of:=MIN([.$C121]*(COLUMN()-6);32768)" table:style-name="ce1">
            <text:p>24890</text:p>
          </table:table-cell>
          <table:table-cell office:value-type="float" office:value="27379" table:formula="of:=MIN([.$C121]*(COLUMN()-6);32768)" table:style-name="ce1">
            <text:p>27379</text:p>
          </table:table-cell>
          <table:table-cell office:value-type="float" office:value="29868" table:formula="of:=MIN([.$C121]*(COLUMN()-6);32768)" table:style-name="ce1">
            <text:p>29868</text:p>
          </table:table-cell>
          <table:table-cell office:value-type="float" office:value="32357" table:formula="of:=MIN([.$C121]*(COLUMN()-6);32768)" table:style-name="ce1">
            <text:p>32357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32)/32)" table:style-name="ce1">
            <text:p>2435.496172</text:p>
          </table:table-cell>
          <table:table-cell table:style-name="ce1"/>
          <table:table-cell office:value-type="float" office:value="2435" table:formula="of:=ROUND([.A122];0)" table:style-name="ce1">
            <text:p>2435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2435" table:formula="of:=MIN([.$C122]*(COLUMN()-6);32768)" table:style-name="ce1">
            <text:p>2435</text:p>
          </table:table-cell>
          <table:table-cell office:value-type="float" office:value="4870" table:formula="of:=MIN([.$C122]*(COLUMN()-6);32768)" table:style-name="ce1">
            <text:p>4870</text:p>
          </table:table-cell>
          <table:table-cell office:value-type="float" office:value="7305" table:formula="of:=MIN([.$C122]*(COLUMN()-6);32768)" table:style-name="ce1">
            <text:p>7305</text:p>
          </table:table-cell>
          <table:table-cell office:value-type="float" office:value="9740" table:formula="of:=MIN([.$C122]*(COLUMN()-6);32768)" table:style-name="ce1">
            <text:p>9740</text:p>
          </table:table-cell>
          <table:table-cell office:value-type="float" office:value="12175" table:formula="of:=MIN([.$C122]*(COLUMN()-6);32768)" table:style-name="ce1">
            <text:p>12175</text:p>
          </table:table-cell>
          <table:table-cell office:value-type="float" office:value="14610" table:formula="of:=MIN([.$C122]*(COLUMN()-6);32768)" table:style-name="ce1">
            <text:p>14610</text:p>
          </table:table-cell>
          <table:table-cell office:value-type="float" office:value="17045" table:formula="of:=MIN([.$C122]*(COLUMN()-6);32768)" table:style-name="ce1">
            <text:p>17045</text:p>
          </table:table-cell>
          <table:table-cell office:value-type="float" office:value="19480" table:formula="of:=MIN([.$C122]*(COLUMN()-6);32768)" table:style-name="ce1">
            <text:p>19480</text:p>
          </table:table-cell>
          <table:table-cell office:value-type="float" office:value="21915" table:formula="of:=MIN([.$C122]*(COLUMN()-6);32768)" table:style-name="ce1">
            <text:p>21915</text:p>
          </table:table-cell>
          <table:table-cell office:value-type="float" office:value="24350" table:formula="of:=MIN([.$C122]*(COLUMN()-6);32768)" table:style-name="ce1">
            <text:p>24350</text:p>
          </table:table-cell>
          <table:table-cell office:value-type="float" office:value="26785" table:formula="of:=MIN([.$C122]*(COLUMN()-6);32768)" table:style-name="ce1">
            <text:p>26785</text:p>
          </table:table-cell>
          <table:table-cell office:value-type="float" office:value="29220" table:formula="of:=MIN([.$C122]*(COLUMN()-6);32768)" table:style-name="ce1">
            <text:p>29220</text:p>
          </table:table-cell>
          <table:table-cell office:value-type="float" office:value="31655" table:formula="of:=MIN([.$C122]*(COLUMN()-6);32768)" table:style-name="ce1">
            <text:p>31655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32)/32)" table:style-name="ce1">
            <text:p>2383.308511</text:p>
          </table:table-cell>
          <table:table-cell table:style-name="ce1"/>
          <table:table-cell office:value-type="float" office:value="2383" table:formula="of:=ROUND([.A123];0)" table:style-name="ce1">
            <text:p>2383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2383" table:formula="of:=MIN([.$C123]*(COLUMN()-6);32768)" table:style-name="ce1">
            <text:p>2383</text:p>
          </table:table-cell>
          <table:table-cell office:value-type="float" office:value="4766" table:formula="of:=MIN([.$C123]*(COLUMN()-6);32768)" table:style-name="ce1">
            <text:p>4766</text:p>
          </table:table-cell>
          <table:table-cell office:value-type="float" office:value="7149" table:formula="of:=MIN([.$C123]*(COLUMN()-6);32768)" table:style-name="ce1">
            <text:p>7149</text:p>
          </table:table-cell>
          <table:table-cell office:value-type="float" office:value="9532" table:formula="of:=MIN([.$C123]*(COLUMN()-6);32768)" table:style-name="ce1">
            <text:p>9532</text:p>
          </table:table-cell>
          <table:table-cell office:value-type="float" office:value="11915" table:formula="of:=MIN([.$C123]*(COLUMN()-6);32768)" table:style-name="ce1">
            <text:p>11915</text:p>
          </table:table-cell>
          <table:table-cell office:value-type="float" office:value="14298" table:formula="of:=MIN([.$C123]*(COLUMN()-6);32768)" table:style-name="ce1">
            <text:p>14298</text:p>
          </table:table-cell>
          <table:table-cell office:value-type="float" office:value="16681" table:formula="of:=MIN([.$C123]*(COLUMN()-6);32768)" table:style-name="ce1">
            <text:p>16681</text:p>
          </table:table-cell>
          <table:table-cell office:value-type="float" office:value="19064" table:formula="of:=MIN([.$C123]*(COLUMN()-6);32768)" table:style-name="ce1">
            <text:p>19064</text:p>
          </table:table-cell>
          <table:table-cell office:value-type="float" office:value="21447" table:formula="of:=MIN([.$C123]*(COLUMN()-6);32768)" table:style-name="ce1">
            <text:p>21447</text:p>
          </table:table-cell>
          <table:table-cell office:value-type="float" office:value="23830" table:formula="of:=MIN([.$C123]*(COLUMN()-6);32768)" table:style-name="ce1">
            <text:p>23830</text:p>
          </table:table-cell>
          <table:table-cell office:value-type="float" office:value="26213" table:formula="of:=MIN([.$C123]*(COLUMN()-6);32768)" table:style-name="ce1">
            <text:p>26213</text:p>
          </table:table-cell>
          <table:table-cell office:value-type="float" office:value="28596" table:formula="of:=MIN([.$C123]*(COLUMN()-6);32768)" table:style-name="ce1">
            <text:p>28596</text:p>
          </table:table-cell>
          <table:table-cell office:value-type="float" office:value="30979" table:formula="of:=MIN([.$C123]*(COLUMN()-6);32768)" table:style-name="ce1">
            <text:p>30979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32)/32)" table:style-name="ce1">
            <text:p>2332.239124</text:p>
          </table:table-cell>
          <table:table-cell table:style-name="ce1"/>
          <table:table-cell office:value-type="float" office:value="2332" table:formula="of:=ROUND([.A124];0)" table:style-name="ce1">
            <text:p>233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2332" table:formula="of:=MIN([.$C124]*(COLUMN()-6);32768)" table:style-name="ce1">
            <text:p>2332</text:p>
          </table:table-cell>
          <table:table-cell office:value-type="float" office:value="4664" table:formula="of:=MIN([.$C124]*(COLUMN()-6);32768)" table:style-name="ce1">
            <text:p>4664</text:p>
          </table:table-cell>
          <table:table-cell office:value-type="float" office:value="6996" table:formula="of:=MIN([.$C124]*(COLUMN()-6);32768)" table:style-name="ce1">
            <text:p>6996</text:p>
          </table:table-cell>
          <table:table-cell office:value-type="float" office:value="9328" table:formula="of:=MIN([.$C124]*(COLUMN()-6);32768)" table:style-name="ce1">
            <text:p>9328</text:p>
          </table:table-cell>
          <table:table-cell office:value-type="float" office:value="11660" table:formula="of:=MIN([.$C124]*(COLUMN()-6);32768)" table:style-name="ce1">
            <text:p>11660</text:p>
          </table:table-cell>
          <table:table-cell office:value-type="float" office:value="13992" table:formula="of:=MIN([.$C124]*(COLUMN()-6);32768)" table:style-name="ce1">
            <text:p>13992</text:p>
          </table:table-cell>
          <table:table-cell office:value-type="float" office:value="16324" table:formula="of:=MIN([.$C124]*(COLUMN()-6);32768)" table:style-name="ce1">
            <text:p>16324</text:p>
          </table:table-cell>
          <table:table-cell office:value-type="float" office:value="18656" table:formula="of:=MIN([.$C124]*(COLUMN()-6);32768)" table:style-name="ce1">
            <text:p>18656</text:p>
          </table:table-cell>
          <table:table-cell office:value-type="float" office:value="20988" table:formula="of:=MIN([.$C124]*(COLUMN()-6);32768)" table:style-name="ce1">
            <text:p>20988</text:p>
          </table:table-cell>
          <table:table-cell office:value-type="float" office:value="23320" table:formula="of:=MIN([.$C124]*(COLUMN()-6);32768)" table:style-name="ce1">
            <text:p>23320</text:p>
          </table:table-cell>
          <table:table-cell office:value-type="float" office:value="25652" table:formula="of:=MIN([.$C124]*(COLUMN()-6);32768)" table:style-name="ce1">
            <text:p>25652</text:p>
          </table:table-cell>
          <table:table-cell office:value-type="float" office:value="27984" table:formula="of:=MIN([.$C124]*(COLUMN()-6);32768)" table:style-name="ce1">
            <text:p>27984</text:p>
          </table:table-cell>
          <table:table-cell office:value-type="float" office:value="30316" table:formula="of:=MIN([.$C124]*(COLUMN()-6);32768)" table:style-name="ce1">
            <text:p>30316</text:p>
          </table:table-cell>
          <table:table-cell office:value-type="float" office:value="32648" table:formula="of:=MIN([.$C124]*(COLUMN()-6);32768)" table:style-name="ce1">
            <text:p>3264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32)/32)" table:style-name="ce1">
            <text:p>2282.264049</text:p>
          </table:table-cell>
          <table:table-cell table:style-name="ce1"/>
          <table:table-cell office:value-type="float" office:value="2282" table:formula="of:=ROUND([.A125];0)" table:style-name="ce1">
            <text:p>228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2282" table:formula="of:=MIN([.$C125]*(COLUMN()-6);32768)" table:style-name="ce1">
            <text:p>2282</text:p>
          </table:table-cell>
          <table:table-cell office:value-type="float" office:value="4564" table:formula="of:=MIN([.$C125]*(COLUMN()-6);32768)" table:style-name="ce1">
            <text:p>4564</text:p>
          </table:table-cell>
          <table:table-cell office:value-type="float" office:value="6846" table:formula="of:=MIN([.$C125]*(COLUMN()-6);32768)" table:style-name="ce1">
            <text:p>6846</text:p>
          </table:table-cell>
          <table:table-cell office:value-type="float" office:value="9128" table:formula="of:=MIN([.$C125]*(COLUMN()-6);32768)" table:style-name="ce1">
            <text:p>9128</text:p>
          </table:table-cell>
          <table:table-cell office:value-type="float" office:value="11410" table:formula="of:=MIN([.$C125]*(COLUMN()-6);32768)" table:style-name="ce1">
            <text:p>11410</text:p>
          </table:table-cell>
          <table:table-cell office:value-type="float" office:value="13692" table:formula="of:=MIN([.$C125]*(COLUMN()-6);32768)" table:style-name="ce1">
            <text:p>13692</text:p>
          </table:table-cell>
          <table:table-cell office:value-type="float" office:value="15974" table:formula="of:=MIN([.$C125]*(COLUMN()-6);32768)" table:style-name="ce1">
            <text:p>15974</text:p>
          </table:table-cell>
          <table:table-cell office:value-type="float" office:value="18256" table:formula="of:=MIN([.$C125]*(COLUMN()-6);32768)" table:style-name="ce1">
            <text:p>18256</text:p>
          </table:table-cell>
          <table:table-cell office:value-type="float" office:value="20538" table:formula="of:=MIN([.$C125]*(COLUMN()-6);32768)" table:style-name="ce1">
            <text:p>20538</text:p>
          </table:table-cell>
          <table:table-cell office:value-type="float" office:value="22820" table:formula="of:=MIN([.$C125]*(COLUMN()-6);32768)" table:style-name="ce1">
            <text:p>22820</text:p>
          </table:table-cell>
          <table:table-cell office:value-type="float" office:value="25102" table:formula="of:=MIN([.$C125]*(COLUMN()-6);32768)" table:style-name="ce1">
            <text:p>25102</text:p>
          </table:table-cell>
          <table:table-cell office:value-type="float" office:value="27384" table:formula="of:=MIN([.$C125]*(COLUMN()-6);32768)" table:style-name="ce1">
            <text:p>27384</text:p>
          </table:table-cell>
          <table:table-cell office:value-type="float" office:value="29666" table:formula="of:=MIN([.$C125]*(COLUMN()-6);32768)" table:style-name="ce1">
            <text:p>29666</text:p>
          </table:table-cell>
          <table:table-cell office:value-type="float" office:value="31948" table:formula="of:=MIN([.$C125]*(COLUMN()-6);32768)" table:style-name="ce1">
            <text:p>3194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32)/32)" table:style-name="ce1">
            <text:p>2233.359836</text:p>
          </table:table-cell>
          <table:table-cell table:style-name="ce1"/>
          <table:table-cell office:value-type="float" office:value="2233" table:formula="of:=ROUND([.A126];0)" table:style-name="ce1">
            <text:p>2233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2233" table:formula="of:=MIN([.$C126]*(COLUMN()-6);32768)" table:style-name="ce1">
            <text:p>2233</text:p>
          </table:table-cell>
          <table:table-cell office:value-type="float" office:value="4466" table:formula="of:=MIN([.$C126]*(COLUMN()-6);32768)" table:style-name="ce1">
            <text:p>4466</text:p>
          </table:table-cell>
          <table:table-cell office:value-type="float" office:value="6699" table:formula="of:=MIN([.$C126]*(COLUMN()-6);32768)" table:style-name="ce1">
            <text:p>6699</text:p>
          </table:table-cell>
          <table:table-cell office:value-type="float" office:value="8932" table:formula="of:=MIN([.$C126]*(COLUMN()-6);32768)" table:style-name="ce1">
            <text:p>8932</text:p>
          </table:table-cell>
          <table:table-cell office:value-type="float" office:value="11165" table:formula="of:=MIN([.$C126]*(COLUMN()-6);32768)" table:style-name="ce1">
            <text:p>11165</text:p>
          </table:table-cell>
          <table:table-cell office:value-type="float" office:value="13398" table:formula="of:=MIN([.$C126]*(COLUMN()-6);32768)" table:style-name="ce1">
            <text:p>13398</text:p>
          </table:table-cell>
          <table:table-cell office:value-type="float" office:value="15631" table:formula="of:=MIN([.$C126]*(COLUMN()-6);32768)" table:style-name="ce1">
            <text:p>15631</text:p>
          </table:table-cell>
          <table:table-cell office:value-type="float" office:value="17864" table:formula="of:=MIN([.$C126]*(COLUMN()-6);32768)" table:style-name="ce1">
            <text:p>17864</text:p>
          </table:table-cell>
          <table:table-cell office:value-type="float" office:value="20097" table:formula="of:=MIN([.$C126]*(COLUMN()-6);32768)" table:style-name="ce1">
            <text:p>20097</text:p>
          </table:table-cell>
          <table:table-cell office:value-type="float" office:value="22330" table:formula="of:=MIN([.$C126]*(COLUMN()-6);32768)" table:style-name="ce1">
            <text:p>22330</text:p>
          </table:table-cell>
          <table:table-cell office:value-type="float" office:value="24563" table:formula="of:=MIN([.$C126]*(COLUMN()-6);32768)" table:style-name="ce1">
            <text:p>24563</text:p>
          </table:table-cell>
          <table:table-cell office:value-type="float" office:value="26796" table:formula="of:=MIN([.$C126]*(COLUMN()-6);32768)" table:style-name="ce1">
            <text:p>26796</text:p>
          </table:table-cell>
          <table:table-cell office:value-type="float" office:value="29029" table:formula="of:=MIN([.$C126]*(COLUMN()-6);32768)" table:style-name="ce1">
            <text:p>29029</text:p>
          </table:table-cell>
          <table:table-cell office:value-type="float" office:value="31262" table:formula="of:=MIN([.$C126]*(COLUMN()-6);32768)" table:style-name="ce1">
            <text:p>31262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32)/32)" table:style-name="ce1">
            <text:p>2185.503541</text:p>
          </table:table-cell>
          <table:table-cell table:style-name="ce1"/>
          <table:table-cell office:value-type="float" office:value="2186" table:formula="of:=ROUND([.A127];0)" table:style-name="ce1">
            <text:p>218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2186" table:formula="of:=MIN([.$C127]*(COLUMN()-6);32768)" table:style-name="ce1">
            <text:p>2186</text:p>
          </table:table-cell>
          <table:table-cell office:value-type="float" office:value="4372" table:formula="of:=MIN([.$C127]*(COLUMN()-6);32768)" table:style-name="ce1">
            <text:p>4372</text:p>
          </table:table-cell>
          <table:table-cell office:value-type="float" office:value="6558" table:formula="of:=MIN([.$C127]*(COLUMN()-6);32768)" table:style-name="ce1">
            <text:p>6558</text:p>
          </table:table-cell>
          <table:table-cell office:value-type="float" office:value="8744" table:formula="of:=MIN([.$C127]*(COLUMN()-6);32768)" table:style-name="ce1">
            <text:p>8744</text:p>
          </table:table-cell>
          <table:table-cell office:value-type="float" office:value="10930" table:formula="of:=MIN([.$C127]*(COLUMN()-6);32768)" table:style-name="ce1">
            <text:p>10930</text:p>
          </table:table-cell>
          <table:table-cell office:value-type="float" office:value="13116" table:formula="of:=MIN([.$C127]*(COLUMN()-6);32768)" table:style-name="ce1">
            <text:p>13116</text:p>
          </table:table-cell>
          <table:table-cell office:value-type="float" office:value="15302" table:formula="of:=MIN([.$C127]*(COLUMN()-6);32768)" table:style-name="ce1">
            <text:p>15302</text:p>
          </table:table-cell>
          <table:table-cell office:value-type="float" office:value="17488" table:formula="of:=MIN([.$C127]*(COLUMN()-6);32768)" table:style-name="ce1">
            <text:p>17488</text:p>
          </table:table-cell>
          <table:table-cell office:value-type="float" office:value="19674" table:formula="of:=MIN([.$C127]*(COLUMN()-6);32768)" table:style-name="ce1">
            <text:p>19674</text:p>
          </table:table-cell>
          <table:table-cell office:value-type="float" office:value="21860" table:formula="of:=MIN([.$C127]*(COLUMN()-6);32768)" table:style-name="ce1">
            <text:p>21860</text:p>
          </table:table-cell>
          <table:table-cell office:value-type="float" office:value="24046" table:formula="of:=MIN([.$C127]*(COLUMN()-6);32768)" table:style-name="ce1">
            <text:p>24046</text:p>
          </table:table-cell>
          <table:table-cell office:value-type="float" office:value="26232" table:formula="of:=MIN([.$C127]*(COLUMN()-6);32768)" table:style-name="ce1">
            <text:p>26232</text:p>
          </table:table-cell>
          <table:table-cell office:value-type="float" office:value="28418" table:formula="of:=MIN([.$C127]*(COLUMN()-6);32768)" table:style-name="ce1">
            <text:p>28418</text:p>
          </table:table-cell>
          <table:table-cell office:value-type="float" office:value="30604" table:formula="of:=MIN([.$C127]*(COLUMN()-6);32768)" table:style-name="ce1">
            <text:p>3060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32)/32)" table:style-name="ce1">
            <text:p>2138.672706</text:p>
          </table:table-cell>
          <table:table-cell table:style-name="ce1"/>
          <table:table-cell office:value-type="float" office:value="2139" table:formula="of:=ROUND([.A128];0)" table:style-name="ce1">
            <text:p>213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2139" table:formula="of:=MIN([.$C128]*(COLUMN()-6);32768)" table:style-name="ce1">
            <text:p>2139</text:p>
          </table:table-cell>
          <table:table-cell office:value-type="float" office:value="4278" table:formula="of:=MIN([.$C128]*(COLUMN()-6);32768)" table:style-name="ce1">
            <text:p>4278</text:p>
          </table:table-cell>
          <table:table-cell office:value-type="float" office:value="6417" table:formula="of:=MIN([.$C128]*(COLUMN()-6);32768)" table:style-name="ce1">
            <text:p>6417</text:p>
          </table:table-cell>
          <table:table-cell office:value-type="float" office:value="8556" table:formula="of:=MIN([.$C128]*(COLUMN()-6);32768)" table:style-name="ce1">
            <text:p>8556</text:p>
          </table:table-cell>
          <table:table-cell office:value-type="float" office:value="10695" table:formula="of:=MIN([.$C128]*(COLUMN()-6);32768)" table:style-name="ce1">
            <text:p>10695</text:p>
          </table:table-cell>
          <table:table-cell office:value-type="float" office:value="12834" table:formula="of:=MIN([.$C128]*(COLUMN()-6);32768)" table:style-name="ce1">
            <text:p>12834</text:p>
          </table:table-cell>
          <table:table-cell office:value-type="float" office:value="14973" table:formula="of:=MIN([.$C128]*(COLUMN()-6);32768)" table:style-name="ce1">
            <text:p>14973</text:p>
          </table:table-cell>
          <table:table-cell office:value-type="float" office:value="17112" table:formula="of:=MIN([.$C128]*(COLUMN()-6);32768)" table:style-name="ce1">
            <text:p>17112</text:p>
          </table:table-cell>
          <table:table-cell office:value-type="float" office:value="19251" table:formula="of:=MIN([.$C128]*(COLUMN()-6);32768)" table:style-name="ce1">
            <text:p>19251</text:p>
          </table:table-cell>
          <table:table-cell office:value-type="float" office:value="21390" table:formula="of:=MIN([.$C128]*(COLUMN()-6);32768)" table:style-name="ce1">
            <text:p>21390</text:p>
          </table:table-cell>
          <table:table-cell office:value-type="float" office:value="23529" table:formula="of:=MIN([.$C128]*(COLUMN()-6);32768)" table:style-name="ce1">
            <text:p>23529</text:p>
          </table:table-cell>
          <table:table-cell office:value-type="float" office:value="25668" table:formula="of:=MIN([.$C128]*(COLUMN()-6);32768)" table:style-name="ce1">
            <text:p>25668</text:p>
          </table:table-cell>
          <table:table-cell office:value-type="float" office:value="27807" table:formula="of:=MIN([.$C128]*(COLUMN()-6);32768)" table:style-name="ce1">
            <text:p>27807</text:p>
          </table:table-cell>
          <table:table-cell office:value-type="float" office:value="29946" table:formula="of:=MIN([.$C128]*(COLUMN()-6);32768)" table:style-name="ce1">
            <text:p>29946</text:p>
          </table:table-cell>
          <table:table-cell office:value-type="float" office:value="32085" table:formula="of:=MIN([.$C128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32)/32)" table:style-name="ce1">
            <text:p>2092.84536</text:p>
          </table:table-cell>
          <table:table-cell table:style-name="ce1"/>
          <table:table-cell office:value-type="float" office:value="2093" table:formula="of:=ROUND([.A129];0)" table:style-name="ce1">
            <text:p>209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2093" table:formula="of:=MIN([.$C129]*(COLUMN()-6);32768)" table:style-name="ce1">
            <text:p>2093</text:p>
          </table:table-cell>
          <table:table-cell office:value-type="float" office:value="4186" table:formula="of:=MIN([.$C129]*(COLUMN()-6);32768)" table:style-name="ce1">
            <text:p>4186</text:p>
          </table:table-cell>
          <table:table-cell office:value-type="float" office:value="6279" table:formula="of:=MIN([.$C129]*(COLUMN()-6);32768)" table:style-name="ce1">
            <text:p>6279</text:p>
          </table:table-cell>
          <table:table-cell office:value-type="float" office:value="8372" table:formula="of:=MIN([.$C129]*(COLUMN()-6);32768)" table:style-name="ce1">
            <text:p>8372</text:p>
          </table:table-cell>
          <table:table-cell office:value-type="float" office:value="10465" table:formula="of:=MIN([.$C129]*(COLUMN()-6);32768)" table:style-name="ce1">
            <text:p>10465</text:p>
          </table:table-cell>
          <table:table-cell office:value-type="float" office:value="12558" table:formula="of:=MIN([.$C129]*(COLUMN()-6);32768)" table:style-name="ce1">
            <text:p>12558</text:p>
          </table:table-cell>
          <table:table-cell office:value-type="float" office:value="14651" table:formula="of:=MIN([.$C129]*(COLUMN()-6);32768)" table:style-name="ce1">
            <text:p>14651</text:p>
          </table:table-cell>
          <table:table-cell office:value-type="float" office:value="16744" table:formula="of:=MIN([.$C129]*(COLUMN()-6);32768)" table:style-name="ce1">
            <text:p>16744</text:p>
          </table:table-cell>
          <table:table-cell office:value-type="float" office:value="18837" table:formula="of:=MIN([.$C129]*(COLUMN()-6);32768)" table:style-name="ce1">
            <text:p>18837</text:p>
          </table:table-cell>
          <table:table-cell office:value-type="float" office:value="20930" table:formula="of:=MIN([.$C129]*(COLUMN()-6);32768)" table:style-name="ce1">
            <text:p>20930</text:p>
          </table:table-cell>
          <table:table-cell office:value-type="float" office:value="23023" table:formula="of:=MIN([.$C129]*(COLUMN()-6);32768)" table:style-name="ce1">
            <text:p>23023</text:p>
          </table:table-cell>
          <table:table-cell office:value-type="float" office:value="25116" table:formula="of:=MIN([.$C129]*(COLUMN()-6);32768)" table:style-name="ce1">
            <text:p>25116</text:p>
          </table:table-cell>
          <table:table-cell office:value-type="float" office:value="27209" table:formula="of:=MIN([.$C129]*(COLUMN()-6);32768)" table:style-name="ce1">
            <text:p>27209</text:p>
          </table:table-cell>
          <table:table-cell office:value-type="float" office:value="29302" table:formula="of:=MIN([.$C129]*(COLUMN()-6);32768)" table:style-name="ce1">
            <text:p>29302</text:p>
          </table:table-cell>
          <table:table-cell office:value-type="float" office:value="31395" table:formula="of:=MIN([.$C129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32)/32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2048" table:formula="of:=MIN([.$C130]*(COLUMN()-6);32768)" table:style-name="ce1">
            <text:p>2048</text:p>
          </table:table-cell>
          <table:table-cell office:value-type="float" office:value="4096" table:formula="of:=MIN([.$C130]*(COLUMN()-6);32768)" table:style-name="ce1">
            <text:p>4096</text:p>
          </table:table-cell>
          <table:table-cell office:value-type="float" office:value="6144" table:formula="of:=MIN([.$C130]*(COLUMN()-6);32768)" table:style-name="ce1">
            <text:p>6144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0240" table:formula="of:=MIN([.$C130]*(COLUMN()-6);32768)" table:style-name="ce1">
            <text:p>10240</text:p>
          </table:table-cell>
          <table:table-cell office:value-type="float" office:value="12288" table:formula="of:=MIN([.$C130]*(COLUMN()-6);32768)" table:style-name="ce1">
            <text:p>12288</text:p>
          </table:table-cell>
          <table:table-cell office:value-type="float" office:value="14336" table:formula="of:=MIN([.$C130]*(COLUMN()-6);32768)" table:style-name="ce1">
            <text:p>14336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18432" table:formula="of:=MIN([.$C130]*(COLUMN()-6);32768)" table:style-name="ce1">
            <text:p>18432</text:p>
          </table:table-cell>
          <table:table-cell office:value-type="float" office:value="20480" table:formula="of:=MIN([.$C130]*(COLUMN()-6);32768)" table:style-name="ce1">
            <text:p>20480</text:p>
          </table:table-cell>
          <table:table-cell office:value-type="float" office:value="22528" table:formula="of:=MIN([.$C130]*(COLUMN()-6);32768)" table:style-name="ce1">
            <text:p>22528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26624" table:formula="of:=MIN([.$C130]*(COLUMN()-6);32768)" table:style-name="ce1">
            <text:p>26624</text:p>
          </table:table-cell>
          <table:table-cell office:value-type="float" office:value="28672" table:formula="of:=MIN([.$C130]*(COLUMN()-6);32768)" table:style-name="ce1">
            <text:p>28672</text:p>
          </table:table-cell>
          <table:table-cell office:value-type="float" office:value="30720" table:formula="of:=MIN([.$C130]*(COLUMN()-6)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925</meta:generator>
    <meta:initial-creator>risgk</meta:initial-creator>
    <dc:creator>石垣 良</dc:creator>
    <meta:creation-date>2015-06-05T18:19:34Z</meta:creation-date>
    <dc:date>2025-08-03T01:26:21Z</dc:date>
  </office:meta>
</office:document-meta>
</file>